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195d8e" officeooo:paragraph-rsid="00195d8e"/>
    </style:style>
    <style:style style:name="P3" style:family="paragraph" style:parent-style-name="Standard">
      <style:text-properties fo:language="fr" fo:country="FR" officeooo:rsid="001a5f30" officeooo:paragraph-rsid="001a5f30"/>
    </style:style>
    <style:style style:name="P4" style:family="paragraph" style:parent-style-name="Standard">
      <style:text-properties fo:language="fr" fo:country="FR" officeooo:rsid="001cb252" officeooo:paragraph-rsid="001cb252"/>
    </style:style>
    <style:style style:name="P5" style:family="paragraph" style:parent-style-name="Standard">
      <style:text-properties fo:language="fr" fo:country="FR" officeooo:rsid="001dec6c" officeooo:paragraph-rsid="001dec6c"/>
    </style:style>
    <style:style style:name="P6" style:family="paragraph" style:parent-style-name="Standard">
      <style:text-properties fo:language="fr" fo:country="FR" fo:font-weight="bold" officeooo:rsid="001dec6c" officeooo:paragraph-rsid="001dec6c" style:font-weight-asian="bold" style:font-weight-complex="bold"/>
    </style:style>
    <style:style style:name="P7" style:family="paragraph" style:parent-style-name="Standard">
      <style:text-properties fo:language="fr" fo:country="FR" fo:font-weight="bold" officeooo:rsid="0022b17d" officeooo:paragraph-rsid="0022b17d" style:font-weight-asian="bold" style:font-weight-complex="bold"/>
    </style:style>
    <style:style style:name="P8" style:family="paragraph" style:parent-style-name="Standard">
      <style:text-properties fo:language="fr" fo:country="FR" fo:font-weight="bold" officeooo:rsid="00388444" officeooo:paragraph-rsid="00388444" style:font-weight-asian="bold" style:font-weight-complex="bold"/>
    </style:style>
    <style:style style:name="P9" style:family="paragraph" style:parent-style-name="Standard">
      <style:text-properties fo:language="fr" fo:country="FR" fo:font-weight="bold" officeooo:rsid="005da867" officeooo:paragraph-rsid="005da867" style:font-weight-asian="bold" style:font-weight-complex="bold"/>
    </style:style>
    <style:style style:name="P10" style:family="paragraph" style:parent-style-name="Standard">
      <style:text-properties fo:language="fr" fo:country="FR" officeooo:rsid="0022b17d" officeooo:paragraph-rsid="0022b17d"/>
    </style:style>
    <style:style style:name="P11" style:family="paragraph" style:parent-style-name="Standard">
      <style:text-properties fo:language="fr" fo:country="FR" officeooo:rsid="0026a964" officeooo:paragraph-rsid="0026a964"/>
    </style:style>
    <style:style style:name="P12" style:family="paragraph" style:parent-style-name="Standard">
      <style:text-properties fo:language="fr" fo:country="FR" officeooo:rsid="0029b70a" officeooo:paragraph-rsid="0029b70a"/>
    </style:style>
    <style:style style:name="P13" style:family="paragraph" style:parent-style-name="Standard">
      <style:text-properties fo:language="fr" fo:country="FR" officeooo:rsid="0009b104" officeooo:paragraph-rsid="0009b104"/>
    </style:style>
    <style:style style:name="P14" style:family="paragraph" style:parent-style-name="Standard">
      <style:text-properties fo:language="fr" fo:country="FR" officeooo:rsid="00388444" officeooo:paragraph-rsid="00388444"/>
    </style:style>
    <style:style style:name="P15" style:family="paragraph" style:parent-style-name="Standard">
      <style:text-properties fo:language="fr" fo:country="FR" fo:font-style="normal" style:text-underline-style="none" officeooo:rsid="005661c2" officeooo:paragraph-rsid="005661c2" style:font-style-asian="normal" style:font-style-complex="normal"/>
    </style:style>
    <style:style style:name="P16" style:family="paragraph" style:parent-style-name="Standard">
      <style:text-properties fo:language="fr" fo:country="FR" fo:font-style="normal" style:text-underline-style="solid" style:text-underline-width="auto" style:text-underline-color="font-color" fo:font-weight="bold" officeooo:rsid="005661c2" officeooo:paragraph-rsid="005661c2" style:font-style-asian="normal" style:font-weight-asian="bold" style:font-style-complex="normal" style:font-weight-complex="bold"/>
    </style:style>
    <style:style style:name="P17" style:family="paragraph" style:parent-style-name="Standard">
      <style:text-properties fo:language="fr" fo:country="FR" officeooo:rsid="005da867" officeooo:paragraph-rsid="005da867"/>
    </style:style>
    <style:style style:name="P18" style:family="paragraph" style:parent-style-name="Standard">
      <style:text-properties fo:language="fr" fo:country="FR" style:text-underline-style="solid" style:text-underline-width="auto" style:text-underline-color="font-color" fo:font-weight="bold" officeooo:rsid="0009b104" officeooo:paragraph-rsid="0009b104" style:font-weight-asian="bold" style:font-weight-complex="bold"/>
    </style:style>
    <style:style style:name="P19" style:family="paragraph" style:parent-style-name="Standard">
      <style:text-properties officeooo:paragraph-rsid="0029b70a"/>
    </style:style>
    <style:style style:name="P20" style:family="paragraph" style:parent-style-name="Standard">
      <style:text-properties style:use-window-font-color="true" loext:opacity="0%" fo:language="fr" fo:country="FR" fo:font-weight="normal" officeooo:rsid="0032b764" officeooo:paragraph-rsid="0032b764" style:font-weight-asian="normal" style:font-weight-complex="normal"/>
    </style:style>
    <style:style style:name="P21" style:family="paragraph" style:parent-style-name="Standard">
      <style:text-properties style:use-window-font-color="true" loext:opacity="0%" fo:language="fr" fo:country="FR" fo:font-weight="normal" officeooo:rsid="0032cdb6" officeooo:paragraph-rsid="0032cdb6" style:font-weight-asian="normal" style:font-weight-complex="normal"/>
    </style:style>
    <style:style style:name="P22" style:family="paragraph" style:parent-style-name="Standard">
      <style:text-properties style:use-window-font-color="true" loext:opacity="0%" fo:language="fr" fo:country="FR" fo:font-weight="bold" officeooo:rsid="0032b764" officeooo:paragraph-rsid="0032b764" style:font-weight-asian="bold" style:font-weight-complex="bold"/>
    </style:style>
    <style:style style:name="P23" style:family="paragraph" style:parent-style-name="Standard">
      <style:text-properties style:use-window-font-color="true" loext:opacity="0%" fo:language="fr" fo:country="FR" fo:font-weight="bold" officeooo:rsid="0032cdb6" officeooo:paragraph-rsid="0032cdb6" style:font-weight-asian="bold" style:font-weight-complex="bold"/>
    </style:style>
    <style:style style:name="P24" style:family="paragraph" style:parent-style-name="Standard">
      <style:text-properties fo:font-size="14pt" style:text-underline-style="solid" style:text-underline-width="auto" style:text-underline-color="font-color" officeooo:rsid="000d4f71" officeooo:paragraph-rsid="0034fc7f" style:font-size-asian="14pt" style:font-size-complex="14pt"/>
    </style:style>
    <style:style style:name="P25" style:family="paragraph" style:parent-style-name="Standard">
      <style:text-properties officeooo:rsid="000c4dc1" officeooo:paragraph-rsid="0034fc7f"/>
    </style:style>
    <style:style style:name="P26" style:family="paragraph" style:parent-style-name="Standard">
      <style:text-properties officeooo:rsid="000d4f71" officeooo:paragraph-rsid="0034fc7f"/>
    </style:style>
    <style:style style:name="P27" style:family="paragraph" style:parent-style-name="Standard">
      <style:text-properties officeooo:rsid="000dc9ee" officeooo:paragraph-rsid="0034fc7f"/>
    </style:style>
    <style:style style:name="P28" style:family="paragraph" style:parent-style-name="Standard">
      <style:text-properties fo:color="#ff3333" loext:opacity="100%" officeooo:rsid="000c4dc1" officeooo:paragraph-rsid="0034fc7f"/>
    </style:style>
    <style:style style:name="P29" style:family="paragraph" style:parent-style-name="Standard">
      <style:text-properties fo:color="#ff3333" loext:opacity="100%" officeooo:rsid="000d4f71" officeooo:paragraph-rsid="0034fc7f"/>
    </style:style>
    <style:style style:name="P30" style:family="paragraph" style:parent-style-name="Title">
      <style:paragraph-properties fo:break-before="page"/>
      <style:text-properties fo:color="#ff3333" loext:opacity="100%"/>
    </style:style>
    <style:style style:name="P31" style:family="paragraph" style:parent-style-name="Standard">
      <style:text-properties officeooo:rsid="001b1004" officeooo:paragraph-rsid="00500930"/>
    </style:style>
    <style:style style:name="P32" style:family="paragraph" style:parent-style-name="Standard">
      <style:text-properties officeooo:rsid="001a4964" officeooo:paragraph-rsid="00500930"/>
    </style:style>
    <style:style style:name="P33" style:family="paragraph" style:parent-style-name="Standard">
      <style:text-properties officeooo:paragraph-rsid="00500930"/>
    </style:style>
    <style:style style:name="P34" style:family="paragraph" style:parent-style-name="Title">
      <style:paragraph-properties fo:break-before="page"/>
      <style:text-properties fo:color="#ff0000" loext:opacity="100%" officeooo:paragraph-rsid="00500930"/>
    </style:style>
    <style:style style:name="P35" style:family="paragraph" style:parent-style-name="Standard">
      <style:text-properties fo:color="#ff0000" loext:opacity="100%" fo:language="fr" fo:country="FR" officeooo:rsid="001a5f30" officeooo:paragraph-rsid="001a5f30"/>
    </style:style>
    <style:style style:name="P36" style:family="paragraph" style:parent-style-name="Standard">
      <style:text-properties fo:color="#ff0000" loext:opacity="100%" fo:language="fr" fo:country="FR" officeooo:rsid="00195d8e" officeooo:paragraph-rsid="00195d8e"/>
    </style:style>
    <style:style style:name="P37" style:family="paragraph" style:parent-style-name="Standard">
      <style:text-properties fo:color="#ff0000" loext:opacity="100%" fo:language="fr" fo:country="FR" officeooo:rsid="0029b70a" officeooo:paragraph-rsid="0029b70a"/>
    </style:style>
    <style:style style:name="P38" style:family="paragraph" style:parent-style-name="Standard">
      <style:text-properties fo:color="#ff0000" loext:opacity="100%" fo:language="fr" fo:country="FR"/>
    </style:style>
    <style:style style:name="P39" style:family="paragraph" style:parent-style-name="Standard">
      <style:text-properties fo:color="#ff0000" loext:opacity="100%" fo:language="fr" fo:country="FR" fo:font-style="normal" officeooo:rsid="0054ea51" officeooo:paragraph-rsid="0054ea51" style:font-style-asian="normal" style:font-style-complex="normal"/>
    </style:style>
    <style:style style:name="P40" style:family="paragraph" style:parent-style-name="Standard">
      <style:text-properties fo:color="#ff0000" loext:opacity="100%" officeooo:paragraph-rsid="008625a7"/>
    </style:style>
    <style:style style:name="P41" style:family="paragraph" style:parent-style-name="Standard">
      <style:text-properties officeooo:paragraph-rsid="00195d8e"/>
    </style:style>
    <style:style style:name="P42" style:family="paragraph" style:parent-style-name="Standard">
      <style:text-properties officeooo:paragraph-rsid="006f7912"/>
    </style:style>
    <style:style style:name="P43" style:family="paragraph" style:parent-style-name="Standard">
      <style:text-properties style:text-underline-style="solid" style:text-underline-width="auto" style:text-underline-color="font-color" fo:font-weight="bold" officeooo:rsid="00197283" officeooo:paragraph-rsid="00500930"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1a4964" officeooo:paragraph-rsid="00500930" style:font-weight-asian="bold" style:font-weight-complex="bold"/>
    </style:style>
    <style:style style:name="P45" style:family="paragraph" style:parent-style-name="Standard">
      <style:text-properties style:text-underline-style="solid" style:text-underline-width="auto" style:text-underline-color="font-color" officeooo:paragraph-rsid="007defa7"/>
    </style:style>
    <style:style style:name="P46" style:family="paragraph" style:parent-style-name="Standard">
      <style:text-properties style:text-underline-style="solid" style:text-underline-width="auto" style:text-underline-color="font-color" officeooo:rsid="00197283" officeooo:paragraph-rsid="0085679c"/>
    </style:style>
    <style:style style:name="P47" style:family="paragraph" style:parent-style-name="Standard">
      <style:text-properties officeooo:rsid="00197283" officeooo:paragraph-rsid="00500930"/>
    </style:style>
    <style:style style:name="P48" style:family="paragraph" style:parent-style-name="Standard">
      <style:text-properties officeooo:rsid="00197283" officeooo:paragraph-rsid="008625a7"/>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Heading_20_1">
      <style:text-properties fo:color="#ff0000" loext:opacity="100%"/>
    </style:style>
    <style:style style:name="P51" style:family="paragraph" style:parent-style-name="Heading_20_1" style:list-style-name="">
      <style:text-properties fo:color="#ff0000" loext:opacity="100%" officeooo:paragraph-rsid="00500930"/>
    </style:style>
    <style:style style:name="P52" style:family="paragraph" style:parent-style-name="Heading_20_1">
      <style:paragraph-properties fo:break-before="page"/>
      <style:text-properties fo:color="#ff0000" loext:opacity="100%" officeooo:paragraph-rsid="00500930"/>
    </style:style>
    <style:style style:name="P53" style:family="paragraph" style:parent-style-name="Heading_20_1">
      <style:text-properties fo:color="#ff0000" loext:opacity="100%" officeooo:paragraph-rsid="00500930"/>
    </style:style>
    <style:style style:name="P54" style:family="paragraph" style:parent-style-name="Heading_20_1">
      <style:text-properties fo:color="#ff3333" loext:opacity="100%"/>
    </style:style>
    <style:style style:name="P55" style:family="paragraph" style:parent-style-name="Heading_20_1">
      <style:paragraph-properties fo:break-before="page"/>
      <style:text-properties fo:color="#ff3333" loext:opacity="100%"/>
    </style:style>
    <style:style style:name="P56" style:family="paragraph" style:parent-style-name="Heading_20_1" style:list-style-name="">
      <style:text-properties fo:color="#ff3333" loext:opacity="100%"/>
    </style:style>
    <style:style style:name="P57" style:family="paragraph" style:parent-style-name="Heading_20_1">
      <style:text-properties fo:color="#ff3333" loext:opacity="100%" officeooo:paragraph-rsid="0034fc7f"/>
    </style:style>
    <style:style style:name="P58" style:family="paragraph" style:parent-style-name="Heading_20_1">
      <style:paragraph-properties fo:break-before="page"/>
    </style:style>
    <style:style style:name="P59" style:family="paragraph" style:parent-style-name="Heading_20_1">
      <style:text-properties fo:color="#00cc00" loext:opacity="100%" officeooo:paragraph-rsid="00500930"/>
    </style:style>
    <style:style style:name="P60" style:family="paragraph" style:parent-style-name="Heading_20_1">
      <style:paragraph-properties fo:break-before="page"/>
      <style:text-properties fo:color="#00cc00" loext:opacity="100%" officeooo:paragraph-rsid="00500930"/>
    </style:style>
    <style:style style:name="P61" style:family="paragraph" style:parent-style-name="Heading_20_2">
      <style:text-properties fo:color="#00cc00" loext:opacity="100%"/>
    </style:style>
    <style:style style:name="P62" style:family="paragraph" style:parent-style-name="Heading_20_2">
      <style:text-properties fo:color="#00cc00" loext:opacity="100%" officeooo:paragraph-rsid="0034fc7f"/>
    </style:style>
    <style:style style:name="P63" style:family="paragraph" style:parent-style-name="Heading_20_2">
      <style:paragraph-properties fo:break-before="page"/>
      <style:text-properties fo:color="#00cc00" loext:opacity="100%" style:font-name="Liberation Sans" fo:font-size="16.1000003814697pt" fo:language="fr" fo:country="FR" fo:font-weight="bold" officeooo:rsid="00195d8e" officeooo:paragraph-rsid="00836fe6" style:font-name-asian="Microsoft YaHei" style:font-size-asian="16.1000003814697pt" style:font-weight-asian="bold" style:font-name-complex="Lucida Sans" style:font-size-complex="16.1000003814697pt" style:font-weight-complex="bold"/>
    </style:style>
    <style:style style:name="P64" style:family="paragraph" style:parent-style-name="Standard">
      <style:text-properties fo:language="fr" fo:country="FR" fo:font-weight="bold" officeooo:rsid="001a5f30" officeooo:paragraph-rsid="001a5f30" style:font-weight-asian="bold" style:font-weight-complex="bold"/>
    </style:style>
    <style:style style:name="P65" style:family="paragraph" style:parent-style-name="Standard">
      <style:text-properties fo:language="fr" fo:country="FR" fo:font-weight="bold" officeooo:rsid="0026a964" officeooo:paragraph-rsid="0026a964" style:font-weight-asian="bold" style:font-weight-complex="bold"/>
    </style:style>
    <style:style style:name="P66" style:family="paragraph" style:parent-style-name="Standard">
      <style:text-properties fo:language="fr" fo:country="FR" fo:font-weight="bold" officeooo:rsid="00388444" officeooo:paragraph-rsid="007defa7" style:font-weight-asian="bold" style:font-weight-complex="bold"/>
    </style:style>
    <style:style style:name="P67" style:family="paragraph" style:parent-style-name="Standard">
      <style:text-properties fo:language="fr" fo:country="FR" style:text-underline-style="solid" style:text-underline-width="auto" style:text-underline-color="font-color" fo:font-weight="bold" officeooo:rsid="001a5f30" officeooo:paragraph-rsid="001a5f30" style:font-weight-asian="bold" style:font-weight-complex="bold"/>
    </style:style>
    <style:style style:name="P68" style:family="paragraph" style:parent-style-name="Standard" style:list-style-name="L1">
      <style:text-properties fo:language="fr" fo:country="FR" officeooo:rsid="001a5f30" officeooo:paragraph-rsid="001a5f30"/>
    </style:style>
    <style:style style:name="P69" style:family="paragraph" style:parent-style-name="Standard" style:list-style-name="L3">
      <style:text-properties fo:language="fr" fo:country="FR" officeooo:rsid="001cb252" officeooo:paragraph-rsid="001cb252"/>
    </style:style>
    <style:style style:name="P70" style:family="paragraph" style:parent-style-name="Standard" style:list-style-name="L4">
      <style:text-properties fo:language="fr" fo:country="FR" officeooo:rsid="001dec6c" officeooo:paragraph-rsid="001dec6c"/>
    </style:style>
    <style:style style:name="P71" style:family="paragraph" style:parent-style-name="Standard">
      <style:text-properties fo:language="fr" fo:country="FR" officeooo:rsid="001dec6c" officeooo:paragraph-rsid="001dec6c"/>
    </style:style>
    <style:style style:name="P72" style:family="paragraph" style:parent-style-name="Standard" style:list-style-name="L5">
      <style:text-properties fo:language="fr" fo:country="FR" officeooo:rsid="0022b17d" officeooo:paragraph-rsid="0022b17d"/>
    </style:style>
    <style:style style:name="P73" style:family="paragraph" style:parent-style-name="Standard" style:list-style-name="L6">
      <style:text-properties fo:language="fr" fo:country="FR" officeooo:rsid="0026a964" officeooo:paragraph-rsid="0026a964"/>
    </style:style>
    <style:style style:name="P74" style:family="paragraph" style:parent-style-name="Standard" style:list-style-name="L12">
      <style:text-properties fo:language="fr" fo:country="FR" officeooo:rsid="00388444" officeooo:paragraph-rsid="00388444"/>
    </style:style>
    <style:style style:name="P75" style:family="paragraph" style:parent-style-name="Standard" style:list-style-name="L13">
      <style:text-properties fo:language="fr" fo:country="FR" officeooo:rsid="00388444" officeooo:paragraph-rsid="00388444"/>
    </style:style>
    <style:style style:name="P76" style:family="paragraph" style:parent-style-name="Standard" style:list-style-name="L14">
      <style:text-properties fo:language="fr" fo:country="FR" officeooo:rsid="00388444" officeooo:paragraph-rsid="00388444"/>
    </style:style>
    <style:style style:name="P77" style:family="paragraph" style:parent-style-name="Standard" style:list-style-name="L15">
      <style:text-properties fo:language="fr" fo:country="FR" officeooo:rsid="00388444" officeooo:paragraph-rsid="007defa7"/>
    </style:style>
    <style:style style:name="P78" style:family="paragraph" style:parent-style-name="Standard" style:list-style-name="L15">
      <style:text-properties fo:language="fr" fo:country="FR" officeooo:rsid="00388444" officeooo:paragraph-rsid="00388444"/>
    </style:style>
    <style:style style:name="P79" style:family="paragraph" style:parent-style-name="Standard" style:list-style-name="L17">
      <style:text-properties fo:language="fr" fo:country="FR" officeooo:rsid="0009b104" officeooo:paragraph-rsid="0009b104"/>
    </style:style>
    <style:style style:name="P80" style:family="paragraph" style:parent-style-name="Standard" style:list-style-name="L17">
      <style:text-properties fo:language="fr" fo:country="FR" officeooo:rsid="0009b104" officeooo:paragraph-rsid="0081ec52"/>
    </style:style>
    <style:style style:name="P81" style:family="paragraph" style:parent-style-name="Standard" style:list-style-name="L19">
      <style:text-properties fo:language="fr" fo:country="FR" officeooo:rsid="0047401a" officeooo:paragraph-rsid="0047401a"/>
    </style:style>
    <style:style style:name="P82" style:family="paragraph" style:parent-style-name="Standard" style:list-style-name="L19">
      <style:text-properties fo:language="fr" fo:country="FR" officeooo:rsid="004c441a" officeooo:paragraph-rsid="004c441a"/>
    </style:style>
    <style:style style:name="P83" style:family="paragraph" style:parent-style-name="Standard" style:list-style-name="L20">
      <style:text-properties fo:language="fr" fo:country="FR" officeooo:rsid="005da867" officeooo:paragraph-rsid="005da867"/>
    </style:style>
    <style:style style:name="P84" style:family="paragraph" style:parent-style-name="Standard" style:list-style-name="L21">
      <style:text-properties fo:language="fr" fo:country="FR" officeooo:rsid="005da867" officeooo:paragraph-rsid="005da867"/>
    </style:style>
    <style:style style:name="P85" style:family="paragraph" style:parent-style-name="Standard" style:list-style-name="L22">
      <style:text-properties fo:language="fr" fo:country="FR" officeooo:rsid="005da867" officeooo:paragraph-rsid="005da867"/>
    </style:style>
    <style:style style:name="P86" style:family="paragraph" style:parent-style-name="Standard" style:list-style-name="L23">
      <style:text-properties fo:language="fr" fo:country="FR" officeooo:rsid="005da867" officeooo:paragraph-rsid="005da867"/>
    </style:style>
    <style:style style:name="P87" style:family="paragraph" style:parent-style-name="Standard" style:list-style-name="L24">
      <style:text-properties fo:language="fr" fo:country="FR" officeooo:rsid="005da867" officeooo:paragraph-rsid="005da867"/>
    </style:style>
    <style:style style:name="P88" style:family="paragraph" style:parent-style-name="Standard">
      <style:text-properties fo:language="fr" fo:country="FR" officeooo:rsid="005da867" officeooo:paragraph-rsid="005da867"/>
    </style:style>
    <style:style style:name="P89" style:family="paragraph" style:parent-style-name="Standard">
      <style:text-properties fo:language="fr" fo:country="FR" officeooo:rsid="0065ca18" officeooo:paragraph-rsid="0065ca18"/>
    </style:style>
    <style:style style:name="P90" style:family="paragraph" style:parent-style-name="Standard" style:list-style-name="L35">
      <style:text-properties fo:language="fr" fo:country="FR" fo:font-style="normal" officeooo:rsid="001b1004" officeooo:paragraph-rsid="00500930" style:font-style-asian="normal" style:font-style-complex="normal"/>
    </style:style>
    <style:style style:name="P91" style:family="paragraph" style:parent-style-name="Standard" style:list-style-name="L37">
      <style:text-properties fo:language="fr" fo:country="FR" fo:font-style="normal" style:text-underline-style="none" officeooo:rsid="005661c2" officeooo:paragraph-rsid="005661c2" style:font-style-asian="normal" style:font-style-complex="normal"/>
    </style:style>
    <style:style style:name="P92" style:family="paragraph" style:parent-style-name="Standard" style:list-style-name="L38">
      <style:text-properties fo:language="fr" fo:country="FR" fo:font-style="normal" style:text-underline-style="none" officeooo:rsid="005a35d9" officeooo:paragraph-rsid="005a35d9" style:font-style-asian="normal" style:font-style-complex="normal"/>
    </style:style>
    <style:style style:name="P93" style:family="paragraph" style:parent-style-name="Standard" style:list-style-name="L39">
      <style:text-properties fo:language="fr" fo:country="FR" fo:font-style="normal" style:text-underline-style="none" officeooo:rsid="005a35d9" officeooo:paragraph-rsid="005a35d9" style:font-style-asian="normal" style:font-style-complex="normal"/>
    </style:style>
    <style:style style:name="P94" style:family="paragraph" style:parent-style-name="Standard" style:list-style-name="L2"/>
    <style:style style:name="P95" style:family="paragraph" style:parent-style-name="Standard" style:list-style-name="L2">
      <style:text-properties officeooo:paragraph-rsid="006f7912"/>
    </style:style>
    <style:style style:name="P96" style:family="paragraph" style:parent-style-name="Standard" style:list-style-name="L5">
      <style:text-properties officeooo:paragraph-rsid="0022b17d"/>
    </style:style>
    <style:style style:name="P97" style:family="paragraph" style:parent-style-name="Standard" style:list-style-name="L6">
      <style:text-properties officeooo:paragraph-rsid="0026a964"/>
    </style:style>
    <style:style style:name="P98" style:family="paragraph" style:parent-style-name="Standard" style:list-style-name="L7">
      <style:text-properties style:use-window-font-color="true" loext:opacity="0%" fo:language="fr" fo:country="FR" fo:font-weight="normal" officeooo:rsid="0032b764" officeooo:paragraph-rsid="007123f3" style:font-weight-asian="normal" style:font-weight-complex="normal"/>
    </style:style>
    <style:style style:name="P99" style:family="paragraph" style:parent-style-name="Standard" style:list-style-name="L7">
      <style:text-properties style:use-window-font-color="true" loext:opacity="0%" fo:language="fr" fo:country="FR" fo:font-weight="normal" officeooo:rsid="0032b764" officeooo:paragraph-rsid="0032b764" style:font-weight-asian="normal" style:font-weight-complex="normal"/>
    </style:style>
    <style:style style:name="P100" style:family="paragraph" style:parent-style-name="Standard" style:list-style-name="L9">
      <style:text-properties style:use-window-font-color="true" loext:opacity="0%" fo:language="fr" fo:country="FR" fo:font-weight="normal" officeooo:rsid="0032b764" officeooo:paragraph-rsid="0032b764" style:font-weight-asian="normal" style:font-weight-complex="normal"/>
    </style:style>
    <style:style style:name="P101" style:family="paragraph" style:parent-style-name="Standard" style:list-style-name="L8">
      <style:text-properties style:use-window-font-color="true" loext:opacity="0%" fo:language="fr" fo:country="FR" fo:font-weight="normal" officeooo:rsid="0032cdb6" officeooo:paragraph-rsid="0032cdb6" style:font-weight-asian="normal" style:font-weight-complex="normal"/>
    </style:style>
    <style:style style:name="P102" style:family="paragraph" style:parent-style-name="Standard" style:list-style-name="L8">
      <style:text-properties officeooo:paragraph-rsid="0032cdb6"/>
    </style:style>
    <style:style style:name="P103" style:family="paragraph" style:parent-style-name="Standard" style:list-style-name="L10">
      <style:text-properties officeooo:rsid="000c4dc1" officeooo:paragraph-rsid="0034fc7f"/>
    </style:style>
    <style:style style:name="P104" style:family="paragraph" style:parent-style-name="Standard" style:list-style-name="L11">
      <style:text-properties officeooo:rsid="000ebac5" officeooo:paragraph-rsid="0034fc7f"/>
    </style:style>
    <style:style style:name="P105" style:family="paragraph" style:parent-style-name="Standard" style:list-style-name="L11">
      <style:text-properties officeooo:rsid="000dc9ee" officeooo:paragraph-rsid="0034fc7f"/>
    </style:style>
    <style:style style:name="P106" style:family="paragraph" style:parent-style-name="Standard" style:list-style-name="L13">
      <style:text-properties officeooo:paragraph-rsid="00388444"/>
    </style:style>
    <style:style style:name="P107" style:family="paragraph" style:parent-style-name="Standard" style:list-style-name="L14">
      <style:text-properties fo:color="#ff0000" loext:opacity="100%" officeooo:paragraph-rsid="00388444"/>
    </style:style>
    <style:style style:name="P108" style:family="paragraph" style:parent-style-name="Standard" style:list-style-name="L14">
      <style:text-properties fo:color="#ff0000" loext:opacity="100%" fo:language="fr" fo:country="FR" officeooo:rsid="00388444" officeooo:paragraph-rsid="00388444"/>
    </style:style>
    <style:style style:name="P109" style:family="paragraph" style:parent-style-name="Standard" style:list-style-name="L16">
      <style:text-properties fo:color="#ff0000" loext:opacity="100%" fo:language="fr" fo:country="FR" officeooo:rsid="003a2cb6" officeooo:paragraph-rsid="003a2cb6"/>
    </style:style>
    <style:style style:name="P110" style:family="paragraph" style:parent-style-name="Standard">
      <style:text-properties fo:color="#ff0000" loext:opacity="100%" fo:language="fr" fo:country="FR" officeooo:rsid="0009b104" officeooo:paragraph-rsid="0081ec52"/>
    </style:style>
    <style:style style:name="P111" style:family="paragraph" style:parent-style-name="Standard" style:list-style-name="L36">
      <style:text-properties fo:color="#ff0000" loext:opacity="100%" fo:language="fr" fo:country="FR" fo:font-style="normal" officeooo:rsid="0054ea51" officeooo:paragraph-rsid="0054ea51" style:font-style-asian="normal" style:font-style-complex="normal"/>
    </style:style>
    <style:style style:name="P112" style:family="paragraph" style:parent-style-name="Standard" style:list-style-name="L25">
      <style:text-properties fo:color="#ff0000" loext:opacity="100%" officeooo:rsid="00197283" officeooo:paragraph-rsid="00500930"/>
    </style:style>
    <style:style style:name="P113" style:family="paragraph" style:parent-style-name="Standard">
      <style:text-properties fo:color="#ff0000" loext:opacity="100%" officeooo:rsid="00197283" officeooo:paragraph-rsid="00500930"/>
    </style:style>
    <style:style style:name="P114" style:family="paragraph" style:parent-style-name="Standard" style:list-style-name="L27">
      <style:text-properties fo:color="#ff0000" loext:opacity="100%" officeooo:rsid="00197283" officeooo:paragraph-rsid="008625a7"/>
    </style:style>
    <style:style style:name="P115" style:family="paragraph" style:parent-style-name="Standard" style:list-style-name="L26">
      <style:text-properties fo:color="#ff0000" loext:opacity="100%" officeooo:rsid="00197283" officeooo:paragraph-rsid="00500930" fo:background-color="transparent"/>
    </style:style>
    <style:style style:name="P116" style:family="paragraph" style:parent-style-name="Standard" style:list-style-name="L32">
      <style:text-properties fo:color="#ff0000" loext:opacity="100%" officeooo:paragraph-rsid="00500930" fo:background-color="transparent"/>
    </style:style>
    <style:style style:name="P117" style:family="paragraph" style:parent-style-name="Standard" style:list-style-name="L32">
      <style:text-properties fo:color="#ff0000" loext:opacity="100%" officeooo:rsid="001a4964" officeooo:paragraph-rsid="00500930" fo:background-color="transparent"/>
    </style:style>
    <style:style style:name="P118" style:family="paragraph" style:parent-style-name="Standard" style:list-style-name="L32">
      <style:text-properties fo:color="#ff0000" loext:opacity="100%" officeooo:paragraph-rsid="00500930"/>
    </style:style>
    <style:style style:name="P119" style:family="paragraph" style:parent-style-name="Standard">
      <style:text-properties fo:color="#ff0000" loext:opacity="100%" officeooo:rsid="001b1004" officeooo:paragraph-rsid="00500930"/>
    </style:style>
    <style:style style:name="P120" style:family="paragraph" style:parent-style-name="Standard" style:list-style-name="L17">
      <style:text-properties officeooo:paragraph-rsid="0009b104"/>
    </style:style>
    <style:style style:name="P121" style:family="paragraph" style:parent-style-name="Standard" style:list-style-name="L18">
      <style:text-properties officeooo:paragraph-rsid="003bf85c"/>
    </style:style>
    <style:style style:name="P122" style:family="paragraph" style:parent-style-name="Standard" style:list-style-name="L19">
      <style:text-properties officeooo:paragraph-rsid="0047401a"/>
    </style:style>
    <style:style style:name="P123" style:family="paragraph" style:parent-style-name="Standard" style:list-style-name="L25">
      <style:text-properties officeooo:paragraph-rsid="00500930"/>
    </style:style>
    <style:style style:name="P124" style:family="paragraph" style:parent-style-name="Standard" style:list-style-name="L25">
      <style:text-properties officeooo:rsid="00197283" officeooo:paragraph-rsid="00500930"/>
    </style:style>
    <style:style style:name="P125" style:family="paragraph" style:parent-style-name="Standard" style:list-style-name="L28">
      <style:text-properties officeooo:rsid="00197283" officeooo:paragraph-rsid="00500930"/>
    </style:style>
    <style:style style:name="P126" style:family="paragraph" style:parent-style-name="Standard" style:list-style-name="L29">
      <style:text-properties officeooo:rsid="00197283" officeooo:paragraph-rsid="00500930"/>
    </style:style>
    <style:style style:name="P127" style:family="paragraph" style:parent-style-name="Standard" style:list-style-name="L30">
      <style:text-properties officeooo:rsid="00197283" officeooo:paragraph-rsid="00500930"/>
    </style:style>
    <style:style style:name="P128" style:family="paragraph" style:parent-style-name="Standard" style:list-style-name="L30">
      <style:text-properties officeooo:rsid="00197283" officeooo:paragraph-rsid="008625a7"/>
    </style:style>
    <style:style style:name="P129" style:family="paragraph" style:parent-style-name="Standard">
      <style:text-properties style:text-underline-style="solid" style:text-underline-width="auto" style:text-underline-color="font-color" officeooo:rsid="00197283" officeooo:paragraph-rsid="00500930"/>
    </style:style>
    <style:style style:name="P130" style:family="paragraph" style:parent-style-name="Standard">
      <style:text-properties style:text-underline-style="none" officeooo:rsid="00858e06" officeooo:paragraph-rsid="008625a7"/>
    </style:style>
    <style:style style:name="P131" style:family="paragraph" style:parent-style-name="Standard" style:list-style-name="L29">
      <style:text-properties officeooo:paragraph-rsid="00500930"/>
    </style:style>
    <style:style style:name="P132" style:family="paragraph" style:parent-style-name="Standard" style:list-style-name="L30">
      <style:text-properties officeooo:paragraph-rsid="00500930"/>
    </style:style>
    <style:style style:name="P133" style:family="paragraph" style:parent-style-name="Standard" style:list-style-name="L31">
      <style:text-properties officeooo:paragraph-rsid="00500930"/>
    </style:style>
    <style:style style:name="P134" style:family="paragraph" style:parent-style-name="Standard" style:list-style-name="L31">
      <style:text-properties officeooo:rsid="001a4964" officeooo:paragraph-rsid="00500930"/>
    </style:style>
    <style:style style:name="P135" style:family="paragraph" style:parent-style-name="Standard" style:list-style-name="L32">
      <style:text-properties officeooo:rsid="001a4964" officeooo:paragraph-rsid="00500930"/>
    </style:style>
    <style:style style:name="P136" style:family="paragraph" style:parent-style-name="Standard" style:list-style-name="L33">
      <style:text-properties officeooo:rsid="001a4964" officeooo:paragraph-rsid="00500930"/>
    </style:style>
    <style:style style:name="P137" style:family="paragraph" style:parent-style-name="Standard" style:list-style-name="L33">
      <style:text-properties officeooo:paragraph-rsid="00500930"/>
    </style:style>
    <style:style style:name="P138" style:family="paragraph" style:parent-style-name="Standard" style:list-style-name="L34">
      <style:text-properties officeooo:paragraph-rsid="0091df64"/>
    </style:style>
    <style:style style:name="P139" style:family="paragraph" style:parent-style-name="Standard" style:list-style-name="L34">
      <style:text-properties officeooo:rsid="001b1004" officeooo:paragraph-rsid="0091df64"/>
    </style:style>
    <style:style style:name="P140" style:family="paragraph" style:parent-style-name="Standard" style:list-style-name="L37">
      <style:text-properties officeooo:paragraph-rsid="005661c2"/>
    </style:style>
    <style:style style:name="P141" style:family="paragraph" style:parent-style-name="Standard" style:list-style-name="L37">
      <style:text-properties fo:color="#9900ff" loext:opacity="100%" fo:language="fr" fo:country="FR" fo:font-style="normal" style:text-underline-style="none" officeooo:rsid="005661c2" officeooo:paragraph-rsid="005661c2" style:font-style-asian="normal" style:font-style-complex="normal"/>
    </style:style>
    <style:style style:name="P142" style:family="paragraph" style:parent-style-name="Standard" style:list-style-name="L39">
      <style:text-properties officeooo:paragraph-rsid="005a35d9"/>
    </style:style>
    <style:style style:name="P143" style:family="paragraph" style:parent-style-name="Standard" style:list-style-name="L39">
      <style:text-properties fo:color="#ff3333" loext:opacity="100%" fo:language="fr" fo:country="FR" fo:font-style="normal" style:text-underline-style="none" officeooo:rsid="005a35d9" officeooo:paragraph-rsid="005a35d9"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964"/>
    </style:style>
    <style:style style:name="T3" style:family="text">
      <style:text-properties fo:color="#ff3333" loext:opacity="100%"/>
    </style:style>
    <style:style style:name="T4" style:family="text">
      <style:text-properties fo:color="#ff3333" loext:opacity="100%" fo:font-weight="bold" style:font-weight-asian="bold" style:font-weight-complex="bold"/>
    </style:style>
    <style:style style:name="T5" style:family="text">
      <style:text-properties fo:color="#ff3333" loext:opacity="100%" fo:language="fr" fo:country="FR" fo:font-weight="bold" style:font-weight-asian="bold" style:font-weight-complex="bold"/>
    </style:style>
    <style:style style:name="T6" style:family="text">
      <style:text-properties fo:color="#ff3333" loext:opacity="100%" fo:language="fr" fo:country="FR" fo:font-weight="bold" officeooo:rsid="0029b70a" style:font-weight-asian="bold" style:font-weight-complex="bold"/>
    </style:style>
    <style:style style:name="T7" style:family="text">
      <style:text-properties fo:color="#ff3333" loext:opacity="100%" fo:language="fr" fo:country="FR" fo:font-weight="bold" officeooo:rsid="0022b17d" style:font-weight-asian="bold" style:font-weight-complex="bold"/>
    </style:style>
    <style:style style:name="T8" style:family="text">
      <style:text-properties fo:color="#ff3333" loext:opacity="100%" fo:language="fr" fo:country="FR" fo:font-weight="bold" officeooo:rsid="0026a964" style:font-weight-asian="bold" style:font-weight-complex="bold"/>
    </style:style>
    <style:style style:name="T9" style:family="text">
      <style:text-properties fo:color="#ff3333" loext:opacity="100%" fo:language="fr" fo:country="FR" fo:font-style="normal" style:text-underline-style="none" officeooo:rsid="005a35d9" style:font-style-asian="normal" style:font-style-complex="normal"/>
    </style:style>
    <style:style style:name="T10" style:family="text">
      <style:text-properties fo:color="#ff3333" loext:opacity="100%" fo:language="fr" fo:country="FR" fo:font-style="normal" style:text-underline-style="none" officeooo:rsid="005bcb0c" style:font-style-asian="normal" style:font-style-complex="normal"/>
    </style:style>
    <style:style style:name="T11" style:family="text">
      <style:text-properties fo:color="#ff3333" loext:opacity="100%" fo:language="fr" fo:country="FR" fo:font-style="normal" style:text-underline-style="none" officeooo:rsid="0098054d" style:font-style-asian="normal" style:font-style-complex="normal"/>
    </style:style>
    <style:style style:name="T12" style:family="text">
      <style:text-properties fo:color="#ff3333" loext:opacity="100%" officeooo:rsid="00533213"/>
    </style:style>
    <style:style style:name="T13" style:family="text">
      <style:text-properties fo:color="#ff3333" loext:opacity="100%" officeooo:rsid="0054ea51"/>
    </style:style>
    <style:style style:name="T14" style:family="text">
      <style:text-properties style:text-underline-style="none"/>
    </style:style>
    <style:style style:name="T15" style:family="text">
      <style:text-properties officeooo:rsid="002348d5"/>
    </style:style>
    <style:style style:name="T16" style:family="text">
      <style:text-properties fo:language="fr" fo:country="FR"/>
    </style:style>
    <style:style style:name="T17" style:family="text">
      <style:text-properties fo:language="fr" fo:country="FR" officeooo:rsid="0029b70a"/>
    </style:style>
    <style:style style:name="T18" style:family="text">
      <style:text-properties fo:language="fr" fo:country="FR" fo:font-weight="bold" officeooo:rsid="0029b70a" style:font-weight-asian="bold" style:font-weight-complex="bold"/>
    </style:style>
    <style:style style:name="T19" style:family="text">
      <style:text-properties fo:language="fr" fo:country="FR" fo:font-weight="bold" officeooo:rsid="00388444" style:font-weight-asian="bold" style:font-weight-complex="bold"/>
    </style:style>
    <style:style style:name="T20" style:family="text">
      <style:text-properties fo:language="fr" fo:country="FR" fo:font-weight="bold" officeooo:rsid="0085679c" style:font-weight-asian="bold" style:font-weight-complex="bold"/>
    </style:style>
    <style:style style:name="T21" style:family="text">
      <style:text-properties fo:language="fr" fo:country="FR" officeooo:rsid="003bf85c"/>
    </style:style>
    <style:style style:name="T22" style:family="text">
      <style:text-properties fo:language="fr" fo:country="FR" officeooo:rsid="004154d1"/>
    </style:style>
    <style:style style:name="T23" style:family="text">
      <style:text-properties fo:language="fr" fo:country="FR" officeooo:rsid="00388444"/>
    </style:style>
    <style:style style:name="T24" style:family="text">
      <style:text-properties fo:language="fr" fo:country="FR" officeooo:rsid="0042d74e"/>
    </style:style>
    <style:style style:name="T25" style:family="text">
      <style:text-properties fo:language="fr" fo:country="FR" officeooo:rsid="00449c51"/>
    </style:style>
    <style:style style:name="T26" style:family="text">
      <style:text-properties fo:language="fr" fo:country="FR" officeooo:rsid="0047401a"/>
    </style:style>
    <style:style style:name="T27" style:family="text">
      <style:text-properties fo:language="fr" fo:country="FR" officeooo:rsid="0009b104"/>
    </style:style>
    <style:style style:name="T28" style:family="text">
      <style:text-properties fo:language="fr" fo:country="FR" officeooo:rsid="003d8ad1"/>
    </style:style>
    <style:style style:name="T29" style:family="text">
      <style:text-properties fo:language="fr" fo:country="FR" fo:font-style="normal" style:text-underline-style="none" officeooo:rsid="005a35d9" style:font-style-asian="normal" style:font-style-complex="normal"/>
    </style:style>
    <style:style style:name="T30" style:family="text">
      <style:text-properties fo:language="fr" fo:country="FR" fo:font-style="normal" style:text-underline-style="none" officeooo:rsid="005bcb0c" style:font-style-asian="normal" style:font-style-complex="normal"/>
    </style:style>
    <style:style style:name="T31" style:family="text">
      <style:text-properties fo:language="fr" fo:country="FR" fo:font-style="normal" style:text-underline-style="none" officeooo:rsid="005661c2" style:font-style-asian="normal" style:font-style-complex="normal"/>
    </style:style>
    <style:style style:name="T32" style:family="text">
      <style:text-properties fo:language="fr" fo:country="FR" fo:font-style="normal" style:text-underline-style="none" officeooo:rsid="00959e66" style:font-style-asian="normal" style:font-style-complex="normal"/>
    </style:style>
    <style:style style:name="T33" style:family="text">
      <style:text-properties fo:language="fr" fo:country="FR" officeooo:rsid="005da867"/>
    </style:style>
    <style:style style:name="T34" style:family="text">
      <style:text-properties fo:language="fr" fo:country="FR" officeooo:rsid="0022b17d"/>
    </style:style>
    <style:style style:name="T35" style:family="text">
      <style:text-properties fo:language="fr" fo:country="FR" officeooo:rsid="0026a964"/>
    </style:style>
    <style:style style:name="T36" style:family="text">
      <style:text-properties fo:language="fr" fo:country="FR" officeooo:rsid="0026ba8d"/>
    </style:style>
    <style:style style:name="T37" style:family="text">
      <style:text-properties fo:language="fr" fo:country="FR" style:text-underline-style="solid" style:text-underline-width="auto" style:text-underline-color="font-color" fo:font-weight="bold" officeooo:rsid="00836fe6" style:font-weight-asian="bold" style:font-weight-complex="bold"/>
    </style:style>
    <style:style style:name="T38" style:family="text">
      <style:text-properties fo:language="fr" fo:country="FR" style:text-underline-style="solid" style:text-underline-width="auto" style:text-underline-color="font-color" fo:font-weight="bold" officeooo:rsid="005da867" style:font-weight-asian="bold" style:font-weight-complex="bold"/>
    </style:style>
    <style:style style:name="T39" style:family="text">
      <style:text-properties officeooo:rsid="0032b764"/>
    </style:style>
    <style:style style:name="T40" style:family="text">
      <style:text-properties fo:font-weight="bold" style:font-weight-asian="bold" style:font-weight-complex="bold"/>
    </style:style>
    <style:style style:name="T41" style:family="text">
      <style:text-properties fo:font-weight="bold" officeooo:rsid="00197283" style:font-weight-asian="bold" style:font-weight-complex="bold"/>
    </style:style>
    <style:style style:name="T42" style:family="text">
      <style:text-properties fo:font-weight="bold" officeooo:rsid="00a74982" style:font-weight-asian="bold" style:font-weight-complex="bold"/>
    </style:style>
    <style:style style:name="T43" style:family="text">
      <style:text-properties officeooo:rsid="0032cdb6"/>
    </style:style>
    <style:style style:name="T44" style:family="text">
      <style:text-properties officeooo:rsid="000d4f71"/>
    </style:style>
    <style:style style:name="T45" style:family="text">
      <style:text-properties officeooo:rsid="00380bc1"/>
    </style:style>
    <style:style style:name="T46" style:family="text">
      <style:text-properties officeooo:rsid="003a2cb6"/>
    </style:style>
    <style:style style:name="T47" style:family="text">
      <style:text-properties officeooo:rsid="003bf85c"/>
    </style:style>
    <style:style style:name="T48" style:family="text">
      <style:text-properties officeooo:rsid="003f8a2a"/>
    </style:style>
    <style:style style:name="T49" style:family="text">
      <style:text-properties officeooo:rsid="00485841"/>
    </style:style>
    <style:style style:name="T50" style:family="text">
      <style:text-properties fo:color="#9900ff" loext:opacity="100%" fo:language="fr" fo:country="FR" officeooo:rsid="0047401a"/>
    </style:style>
    <style:style style:name="T51" style:family="text">
      <style:text-properties fo:color="#9900ff" loext:opacity="100%" fo:language="fr" fo:country="FR" fo:font-style="normal" style:text-underline-style="none" officeooo:rsid="005a35d9" style:font-style-asian="normal" style:font-style-complex="normal"/>
    </style:style>
    <style:style style:name="T52" style:family="text">
      <style:text-properties fo:color="#9900ff" loext:opacity="100%" fo:language="fr" fo:country="FR" fo:font-style="normal" style:text-underline-style="none" officeooo:rsid="005661c2" style:font-style-asian="normal" style:font-style-complex="normal"/>
    </style:style>
    <style:style style:name="T53" style:family="text">
      <style:text-properties fo:font-style="normal" style:text-underline-style="solid" style:text-underline-width="auto" style:text-underline-color="font-color" officeooo:rsid="001a4964" style:font-style-asian="normal" style:font-style-complex="normal"/>
    </style:style>
    <style:style style:name="T54" style:family="text">
      <style:text-properties officeooo:rsid="001b1004"/>
    </style:style>
    <style:style style:name="T55" style:family="text">
      <style:text-properties fo:color="#00cc00" loext:opacity="100%" fo:language="fr" fo:country="FR" fo:font-style="normal" style:text-underline-style="none" officeooo:rsid="005a35d9" style:font-style-asian="normal" style:font-style-complex="normal"/>
    </style:style>
    <style:style style:name="T56" style:family="text">
      <style:text-properties officeooo:rsid="00606288"/>
    </style:style>
    <style:style style:name="T57" style:family="text">
      <style:text-properties officeooo:rsid="0061a7ce"/>
    </style:style>
    <style:style style:name="T58" style:family="text">
      <style:text-properties fo:color="#ff0000" loext:opacity="100%"/>
    </style:style>
    <style:style style:name="T59" style:family="text">
      <style:text-properties fo:color="#ff0000" loext:opacity="100%" fo:language="fr" fo:country="FR" officeooo:rsid="00195d8e"/>
    </style:style>
    <style:style style:name="T60" style:family="text">
      <style:text-properties fo:color="#ff0000" loext:opacity="100%" fo:language="fr" fo:country="FR" fo:font-weight="normal" officeooo:rsid="00195d8e" style:font-weight-asian="normal" style:font-weight-complex="normal"/>
    </style:style>
    <style:style style:name="T61" style:family="text">
      <style:text-properties fo:color="#ff0000" loext:opacity="100%" fo:language="fr" fo:country="FR" fo:font-weight="normal" officeooo:rsid="0032cdb6" style:font-weight-asian="normal" style:font-weight-complex="normal"/>
    </style:style>
    <style:style style:name="T62" style:family="text">
      <style:text-properties fo:color="#ff0000" loext:opacity="100%" fo:language="fr" fo:country="FR" fo:font-weight="bold" officeooo:rsid="0032cdb6" style:font-weight-asian="bold" style:font-weight-complex="bold"/>
    </style:style>
    <style:style style:name="T63" style:family="text">
      <style:text-properties fo:color="#ff0000" loext:opacity="100%" officeooo:rsid="00197283"/>
    </style:style>
    <style:style style:name="T64" style:family="text">
      <style:text-properties style:use-window-font-color="true" loext:opacity="0%" fo:language="fr" fo:country="FR" fo:font-weight="normal" officeooo:rsid="0032cdb6" style:font-weight-asian="normal" style:font-weight-complex="normal"/>
    </style:style>
    <style:style style:name="T65" style:family="text">
      <style:text-properties officeooo:rsid="0081ec52"/>
    </style:style>
    <style:style style:name="T66" style:family="text">
      <style:text-properties officeooo:rsid="008262c0"/>
    </style:style>
    <style:style style:name="T67" style:family="text">
      <style:text-properties officeooo:rsid="0085679c"/>
    </style:style>
    <style:style style:name="T68" style:family="text">
      <style:text-properties officeooo:rsid="00197283"/>
    </style:style>
    <style:style style:name="T69" style:family="text">
      <style:text-properties officeooo:rsid="001a4964"/>
    </style:style>
    <style:style style:name="T70" style:family="text">
      <style:text-properties officeooo:rsid="008ae660"/>
    </style:style>
    <style:style style:name="T71" style:family="text">
      <style:text-properties officeooo:rsid="008cd71f"/>
    </style:style>
    <style:style style:name="T72" style:family="text">
      <style:text-properties officeooo:rsid="0091df64"/>
    </style:style>
    <style:style style:name="T73" style:family="text">
      <style:text-properties officeooo:rsid="009483e9"/>
    </style:style>
    <style:style style:name="T74" style:family="text">
      <style:text-properties officeooo:rsid="0098054d"/>
    </style:style>
    <style:style style:name="T75" style:family="text">
      <style:text-properties fo:font-weight="normal" officeooo:rsid="00a74982"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ransition :</text:p>
      <text:p text:style-name="P3">Ainsi,à travers des éléments de la culture et de l’existence (religion, sagesse) l’homme peut surmonter la conscience douloureuse du temps. Ceci dit, nous n’échappons toujours qu’aux conséquences psychologiques du temps mais pas au temps lui même. Comment comprendre alors ce lieu entre conscience et temps ? Doit-on d’ailleurs toujours vouloir lui échapper ?</text:p>
      <text:h text:style-name="P50" text:outline-level="1">III La conscience et le temps sont nécessairement liés, ils sont intrinsèques l’un à l’autre</text:h>
      <text:h text:style-name="P54" text:outline-level="1">A La conscience voit le réel à travers la temporalité</text:h>
      <text:p text:style-name="P67">Texte 4, Kant, critique de la raison pure, 1781</text:p>
      <text:p text:style-name="P67"/>
      <text:p text:style-name="P3">→ Exercice : lecture et prise de note sur le texte</text:p>
      <text:p text:style-name="P3"/>
      <text:list xml:id="list2754791887" text:style-name="L1">
        <text:list-item>
          <text:p text:style-name="P68">Le temps n’est pas une entité qui se trouve à l’extérieur de la conscience que l’on perçoit. Le temps appartient la conscience car il est au fondement même des perceptions que nous avons. Selon Kant, le temps est un « a priori de la sensibilité »</text:p>
        </text:list-item>
      </text:list>
      <text:p text:style-name="P3"/>
      <text:list xml:id="list231551356873849" text:continue-numbering="true" text:style-name="L1">
        <text:list-item>
          <text:p text:style-name="P68">Repère : a priori/ a posteriori → qui arrive avant/après → dire que le temps est un a priori de la sensibilité signifie qu’il est une condition de possibilité de l’expérience, le fondement sans lequel on ne pourrait percevoir aucun phénomène.</text:p>
          <text:p text:style-name="P68"/>
        </text:list-item>
        <text:list-item>
          <text:p text:style-name="P68">sujet transcendantal = s’oppose au moi empirique/ psychologique, il sert à Kant à designer le sujet « pur », c ‘est à dire, le sujet avant l’expérience.</text:p>
          <text:p text:style-name="P68"/>
        </text:list-item>
        <text:list-item>
          <text:p text:style-name="P68">Chez Quant, le temps appartient à la conscience mais il n’est pas pour autant subjectif, car sans le temps il n’y aurait pas d ‘expérience possible →Le temps est donc une donnée « transcendantale » (=qui rend possible l’expérience)</text:p>
        </text:list-item>
      </text:list>
      <text:p text:style-name="P3"/>
      <text:p text:style-name="P35"><text:span text:style-name="T65">BILAN</text:span> : l’expression « échapper au temps » est impropre car le temps est le fondement de toute expérience possible.</text:p>
      <text:p text:style-name="P35"/>
      <text:p text:style-name="P42"><text:span text:style-name="T40">Précisions Kant:</text:span> </text:p>
      <text:list xml:id="list1717685840" text:style-name="L2">
        <text:list-item>
          <text:p text:style-name="P95">Pour comprendre la définition du temps comme “a priori de la sensibilité”,il faut imaginer que le temps est un “sens interne” par lequel on perçoit le monde extérieur, mais aussi intérieur (ce qui est interne à la conscience)</text:p>
          <text:p text:style-name="P95"/>
        </text:list-item>
        <text:list-item>
          <text:p text:style-name="P94">Autrement dit, sans l<text:span text:style-name="T14">e temps qui est inhérent à notre sensibilité, le monde serait perçu comme un chaos, il serait même imperceptible. C’est en ce sens que le temps apparaît comme la co</text:span>ndition de possibilité de l’expérience. Il fait partie de ce que Kant appelle le « sujet transcendantal », c’est à dire, le sujet avant l’expérience du monde.</text:p>
          <text:p text:style-name="P94"/>
        </text:list-item>
      </text:list>
      <text:p text:style-name="P36">B<text:span text:style-name="T65">ILAN</text:span> : La conscience ne peut donc pas échapper au temps (lien avec le sujet), car sans le temps il n’y aurait pas de conscience de soi ou de monde extérieur possible Il n’y aurait qu’un chaos informe.</text:p>
      <text:p text:style-name="P2"/>
      <text:p text:style-name="P41"><text:span text:style-name="T59">NB : pensez au temp</text:span><text:span text:style-name="T60">s comme un logiciel qui sera</text:span><text:span text:style-name="T59">it pour trier des informations qui n’auraient aucun sens sans ce logiciel qui leur donne forme</text:span></text:p>
      <text:h text:style-name="P55" text:outline-level="1">B. La découverte de la durée <text:tab/></text:h>
      <text:list xml:id="list387894504" text:style-name="L3">
        <text:list-item>
          <text:p text:style-name="P69">Bergson écrit <text:span text:style-name="T1">l’Essai sur les données immédiates</text:span> de la conscience en 1889</text:p>
          <text:p text:style-name="P69"/>
        </text:list-item>
        <text:list-item>
          <text:p text:style-name="P69">Dans son ouvrage, Bergson distingue <text:span text:style-name="T4">le temps</text:span> et la <text:span text:style-name="T4">durée</text:span>. Nous allons voir comment cette distinction lui permet de s’opposer à Kant, et d’opérer un lien entre la manière de vivre le temps et la liberté</text:p>
        </text:list-item>
      </text:list>
      <text:p text:style-name="P4"/>
      <text:p text:style-name="P6">Le temps chez Bergson :</text:p>
      <text:list xml:id="list4049460677" text:style-name="L4">
        <text:list-item>
          <text:p text:style-name="P70">Le temps désigne, selon lui, la dimension quantitative du temps, au sein de laquelle chaque portion de temps est identique, le temps est dit « homogène ». Ce temps peut être représenté par une ligne, ou par les portions d’une horloge. Or, l’image de la ligne ou de l’horloge permet à Bergson de prendre conscience que cette représentation quantitative et linéaire du temps correspond, selon lui, au temps spatialisé. Autrement dit, ce que nous appelons « le temps », est, selon lui, du temps, dans lequel on a introduit une représentation spatiale.</text:p>
        </text:list-item>
      </text:list>
      <text:p text:style-name="P5"/>
      <text:list xml:id="list231551118490814" text:continue-numbering="true" text:style-name="L4">
        <text:list-item>
          <text:p text:style-name="P70">Ce temps correspond à l’usage quotidien que nous faisons du temps, ou à la représentation quantitative des scientifiques. Selon Bergson, cette représentation du temps répond aux impératifs de la survie/ de l’action</text:p>
        </text:list-item>
      </text:list>
      <text:p text:style-name="P5"/>
      <text:p text:style-name="P7">Quel lien faire entre la durée chez Bergson et la libe<text:span text:style-name="T15">r</text:span>té ?</text:p>
      <text:list xml:id="list157378429" text:style-name="L5">
        <text:list-item>
          <text:p text:style-name="P72">Selon Bergson, prendre conscience de la durée et sortir de la dimension temporelle permet d’accéder à la possibilité de crée en sortant de la causalité.</text:p>
        </text:list-item>
      </text:list>
      <text:p text:style-name="P10"/>
      <text:list xml:id="list231552159954527" text:continue-numbering="true" text:style-name="L5">
        <text:list-item>
          <text:p text:style-name="P96"><text:span text:style-name="T34">En effet, la causalité, intrinsèque au schéma du temps linéaire, lie le moment d’avant et d’après dans un rapport de nécessité. Ainsi, avoir conscience de la durée c’est donc </text:span><text:span text:style-name="T7">sortir du déterminisme</text:span><text:span text:style-name="T34"> (social/ scientifique) en accédant à la création qui est inhérente à la </text:span><text:span text:style-name="T7">spontanéité</text:span><text:span text:style-name="T34"> de notre conscience. Bergson distingue dès lors le « moi superficiel » (qui ne se situe que dans le temps), du « </text:span><text:span text:style-name="T7">moi profond </text:span><text:span text:style-name="T34">», qui se situe dans la durée.</text:span></text:p>
        </text:list-item>
      </text:list>
      <text:p text:style-name="P10"/>
      <text:p text:style-name="P65">La notion de durée :</text:p>
      <text:list xml:id="list2728931231" text:style-name="L6">
        <text:list-item>
          <text:p text:style-name="P97"><text:span text:style-name="T35">Par opposition, </text:span><text:span text:style-name="T8">la durée</text:span><text:span text:style-name="T35">, correspond au temps «pur », c’est-à-dire au temps réel en dehors de la représentation spatialisée par notre intelligence. Bergson s’oppose à Kant car, selon Bergson, «</text:span><text:span text:style-name="T8"> l’univers dure</text:span><text:span text:style-name="T35"> » (cd. L’évolution créatrice). Pour Bergson, la durée caractérise notre conscience, mais aussi le vivant et l’univers en dehors de la représentation que nous en avons. Ce temps est dit  « </text:span><text:span text:style-name="T36">h</text:span><text:span text:style-name="T35">étérogène » car il est qualitatif.</text:span></text:p>
          <text:p text:style-name="P73"/>
        </text:list-item>
        <text:list-item>
          <text:p text:style-name="P97"><text:span text:style-name="T35">Bergson utilise la métaphore de la mélodie pour exprimer ce qu’est la durée L’image de la mélodie permet de mettre en avant </text:span><text:span text:style-name="T8">le caractère continu de la durée</text:span><text:span text:style-name="T35"> : chaque moment est lié à celui d’avant, nous pouvons dire que les instants sont solidaires, et c’est ce qui donne leurs significations aux évènements.</text:span></text:p>
        </text:list-item>
      </text:list>
      <text:p text:style-name="P11"/>
      <text:p text:style-name="P11">Ex : le do ne sonne pas pareil selon si il est précédé d’une note ou d’une autre.</text:p>
      <text:p text:style-name="P11"/>
      <text:h text:style-name="P56" text:outline-level="1"/>
      <text:h text:style-name="P55" text:outline-level="1">C La conscience de l’instant</text:h>
      <text:p text:style-name="P12"/>
      <text:p text:style-name="P19"><text:span text:style-name="T17">Dans ce texte,</text:span><text:span text:style-name="T18"> </text:span><text:span text:style-name="T6">Bachelard s’oppose à Bergson</text:span><text:span text:style-name="T17">. En effet, pour Bergson,</text:span><text:span text:style-name="T6"> la durée était considérée comme continue</text:span><text:span text:style-name="T17">. Bachelard, lui défend une </text:span><text:span text:style-name="T6">conception discontinue du temps</text:span><text:span text:style-name="T17"> à travers la notion </text:span><text:span text:style-name="T5">d’instant</text:span></text:p>
      <text:p text:style-name="P12"/>
      <text:p text:style-name="P12">En effet, l’instant désigne le moment présent dans sa solitude intrinsèque, c’est-à-dire, dans son absence de tout lien avec le <text:s/>passé ou le futur. Cette solitude se ressent tout d’abord dans le sentiment de perte relatif au temps qui s’écoule de manière irréversible notamment lorsque nous contemplons le passé depuis l’instant présent. Il se ressent aussi dans la possibilité du choix, de la décision c’est-à-dire, lorsque notre conscience se tourne vers l’avenir.</text:p>
      <text:p text:style-name="P12"/>
      <text:p text:style-name="P37"><text:span text:style-name="T66">BILAN</text:span> : Ainsi, chez Bachelard, la conscience de l’instant permet de comprendre pourquoi on veut « échapper » au temps, à cause e la perte, de la finitude qui l’accompagne. Or, c’est cette même « perte », ces mêmes « deuils » qui conditionnent notre liberté. Puisque le temps n’est pas continu puisque le temps est fait d’instants séparés les uns des autres : <text:span text:style-name="T40">je peux choisir de démarrer, je suis libre car je peux créer de la nouveauté. </text:span></text:p>
      <text:p text:style-name="P30">Séquence 3 : La nature et la technique La technique s’oppose-t-elle à la nature ?</text:p>
      <text:p text:style-name="P22">Définitions de la « nature » :</text:p>
      <text:list xml:id="list3915175958" text:style-name="L7">
        <text:list-item>
          <text:p text:style-name="P98">la nation de nature désigne l’environnement (de manière indépendante à l’homme) et, inclut la puissance créatrice de cet environnement</text:p>
          <text:p text:style-name="P98"/>
        </text:list-item>
        <text:list-item>
          <text:p text:style-name="P99">la notion de nature est également utilisée pour désigner l’identité (ou l’essence) d’une chose (exemple : c’est sa nature)</text:p>
        </text:list-item>
      </text:list>
      <text:p text:style-name="P20"/>
      <text:p text:style-name="P20"><text:span text:style-name="T1">Remarque préliminaire à tout sujet</text:span> : la notion de nature tend vers deux d<text:span text:style-name="T43">irections contraires : l’identité stable vs la création/ la nouveauté, l’évolution.</text:span></text:p>
      <text:p text:style-name="P20"/>
      <text:p text:style-name="P23">Définitions de la « technique »</text:p>
      <text:list xml:id="list1112001944" text:style-name="L8">
        <text:list-item>
          <text:p text:style-name="P101">La technique désigne un ensemble de moyens et de méthodes utiles dans l’obtention d’un résultat. La technologie désigne une technique construite par la science et qui constitue l’application d’une découverte scientifique, comme un téléphone. De manière générale, toute technique désigne un instrument agissant sur une matière.</text:p>
        </text:list-item>
      </text:list>
      <text:p text:style-name="P21"/>
      <text:list xml:id="list231552880526585" text:continue-numbering="true" text:style-name="L8">
        <text:list-item>
          <text:p text:style-name="P101">Pour agir sur la matière, la technique utilise des outils, c’est-à-dire des instruments prolongeant la main et permettant une action spécifique sur la matière. Par exemple, une pelle est outil pour creuser la terre. La technique a aussi recours à des machines, c’est-à-dire un système d’outil pouvant agir indépendamment du geste humain Les robots sont des machines associant des taches mécaniques de manière autonome. Enfin, un ordinateur est un outil technologue réalisant des calculs, des communications et utilisant des logiciels.</text:p>
        </text:list-item>
      </text:list>
      <text:p text:style-name="P21"/>
      <text:list xml:id="list231552197782494" text:continue-numbering="true" text:style-name="L8">
        <text:list-item>
          <text:p text:style-name="P102"><text:span text:style-name="T64">La technique est efficace et utile. </text:span><text:span text:style-name="T62">Efficacité</text:span><text:span text:style-name="T61"> = capacité à produire un effet sur une chose/ </text:span><text:span text:style-name="T62">Utilité</text:span><text:span text:style-name="T61"> = capacité d’employer une chose dans une fin déterminée</text:span></text:p>
          <text:p text:style-name="P101"/>
        </text:list-item>
      </text:list>
      <text:p text:style-name="P21"><text:span text:style-name="T1">Remarque préliminaire à tout sujet :</text:span> La technique semble recouvrir une diversité de méthodes d’actions au point que nous pourrions peut-être parler de « techniques » (au pluriel)</text:p>
      <text:p text:style-name="P20"/>
      <text:h text:style-name="P56" text:outline-level="1"/>
      <text:h text:style-name="P55" text:outline-level="1">I. La technique comme « médiation » de la nature au sein de laquelle l’homme aurait une place privilégiée</text:h>
      <text:h text:style-name="P61" text:outline-level="2">A l’homme, le «<text:span text:style-name="T39">p</text:span>lus intelligent » des animaux ?</text:h>
      <text:list xml:id="list2340986495" text:style-name="L9">
        <text:list-item>
          <text:p text:style-name="P100">Dans le texte 1 (La Physique) d’Aristote, la technique est représentée par la « main », décrite un organe-outil.</text:p>
          <text:p text:style-name="P100"/>
        </text:list-item>
        <text:list-item>
          <text:p text:style-name="P100">La thèse d’Aristote est la suivante : la nature a donné à l’homme des mains car il est le plus intelligent des animaux.</text:p>
          <text:p text:style-name="P100"/>
        </text:list-item>
        <text:list-item>
          <text:p text:style-name="P100">Il faut donc préciser qu’Aristote a une conception téléologique de la nature, c’est-à-dire, que les phénomènes naturels s’expliquent par des causes finales, c’est-à-dire par une forme parfaite. Le mot « téléologie » vient de « telos » qui signifie « le but » ou « la fin ».</text:p>
          <text:p text:style-name="P100"/>
        </text:list-item>
        <text:list-item>
          <text:p text:style-name="P100">On dit alors qu’il a une finalité à l’oeuvre dans la nature, car le développement de chaque chose se fait en vertu d’une fin précise</text:p>
        </text:list-item>
      </text:list>
      <text:h text:style-name="P62" text:outline-level="2">B l’homme peut se faire connaître comme “maître et po<text:span text:style-name="T45">sses</text:span>seur de la nature”</text:h>
      <text:p text:style-name="P49">Texte 2: Descartes</text:p>
      <text:list xml:id="list4245257005" text:style-name="L10">
        <text:list-item>
          <text:p text:style-name="P103">“Quelle est la thèse de Descartes”</text:p>
        </text:list-item>
        <text:list-item>
          <text:p text:style-name="P103">“Quels sont les deux arguments principaux → citez-en deux avec les lignes”</text:p>
        </text:list-item>
      </text:list>
      <text:p text:style-name="P25"/>
      <text:p text:style-name="P25">1) La thèse de Descartes est que la nature peut nous soigner et qu’en l’étudiant, on pourrait devenir maître de la nature</text:p>
      <text:p text:style-name="P28">→ La technique nous rend come maitres de la nature</text:p>
      <text:p text:style-name="P25"/>
      <text:p text:style-name="P25">2) - la conservation de la santé (l.6) et l’invention de techniques utiles à l’homme (l.5)</text:p>
      <text:p text:style-name="P28">-il défend que la technique nous rend comme “”</text:p>
      <text:p text:style-name="P28">→ <text:span text:style-name="T44">philosophie pratique</text:span></text:p>
      <text:p text:style-name="P28">- <text:span text:style-name="T44">la médecine → le plus important c’est la santé.</text:span></text:p>
      <text:p text:style-name="P29">Le “comme” est essentiel → dans un certain contexte, l’homme peut s’approcher au “maître de la nature”, mais il ne pourra pas le devenir car d’après Descartes (approche théologique) il s’agirait de Dieu.</text:p>
      <text:p text:style-name="P29"/>
      <text:p text:style-name="P26">Descartes → dualisme → corps et âme sont séparés → l’homme est un sujet pensant, qui pourrait prendre la nature pour objet, comme moyen de réaliser la technique: la nature s’apparente à de la matière → à mettre en relation avec le “comme” car cette toute puissance de création est relative à Dieu</text:p>
      <text:p text:style-name="P26"/>
      <text:p text:style-name="P26">La thèse du texte: la technique peut nous rendre “comme maîtres et possesseurs de la nature”</text:p>
      <text:p text:style-name="P26">2 arguments principaux: la technique peut nous permettre une certaine maîtrise de la nature la santé demeure le “premier des biens”</text:p>
      <text:p text:style-name="P24"/>
      <text:p text:style-name="P24">Comment comprendre le “comme” ?</text:p>
      <text:p text:style-name="P26"><text:soft-page-break/></text:p>
      <text:p text:style-name="P26">1) La possibilité de maîtrise de la nature par l’homme est contingente (grâce à la <text:s/>technique) et non nécessaire.</text:p>
      <text:p text:style-name="P26"/>
      <text:p text:style-name="P26">2) Seul “Dieu” pour Descartes demeure l’authentique maître et possesseur de la nature</text:p>
      <text:h text:style-name="P57" text:outline-level="1">Le dualisme de Descartes</text:h>
      <text:p text:style-name="P27"/>
      <text:list xml:id="list2303019559" text:style-name="L11">
        <text:list-item>
          <text:p text:style-name="P104">dans sa philosophie. Descartes sépare la matière et l’esprit de manière nécessaire. Ils sont donc deux chosees distinctes par nature.</text:p>
          <text:p text:style-name="P105">L’esprit de l’homme est donc à une nature différente de son corps. On peut aussi comprendre que l’homme pensant peut prendre la nature (matérielle) comme un objet.</text:p>
        </text:list-item>
      </text:list>
      <text:p text:style-name="P27"/>
      <text:list xml:id="list231552847716589" text:continue-numbering="true" text:style-name="L11">
        <text:list-item>
          <text:p text:style-name="P105">On peut même noter que Descartes compare le corps à une machine (qui est arimée par notre âme)</text:p>
        </text:list-item>
      </text:list>
      <text:h text:style-name="P62" text:outline-level="2">C. Le mythe de Prométhée</text:h>
      <text:p text:style-name="P27">1) Quel élément symbolise la technique dans ce film</text:p>
      <text:p text:style-name="P27">2) Qu’est-ce que le mythe peut nous évoquer comme rapport entre l’homme et l’animal ?</text:p>
      <text:p text:style-name="P27">3) Qu’est-ce que le mythe peut nous évoquer comme le rapport entre l’homme et les dieux</text:p>
      <text:p text:style-name="P27"/>
      <text:p text:style-name="P27">1) Le Feu</text:p>
      <text:p text:style-name="P27">2) L’homme est inférieur aux animaux A cause d’Epiméthée, l’homme &lt; animal</text:p>
      <text:p text:style-name="P27">3) Avec le feu, la technique donne un pouvoir quasi-divin à l’homme</text:p>
      <text:h text:style-name="P57" text:outline-level="1">II La technique est naturelle. Elle est une voie prise par l’homme au cours de son évolution biologique</text:h>
      <text:h text:style-name="P62" text:outline-level="2">A. Les enjeux contemporains de la technique et la remise en question au privilège humain.</text:h>
      <text:p text:style-name="P27">1) Le spécisme est le jugement qui avantage une autre espèce en dépit d’une autre: l’homme est sup<text:span text:style-name="T48">é</text:span>rieur aux animaux.</text:p>
      <text:p text:style-name="P27"/>
      <text:p text:style-name="P27">→ Idée d’un droit par naissance <text:tab/>sur la supériorité homme/ animal</text:p>
      <text:p text:style-name="P27"/>
      <text:p text:style-name="Standard">→ droit de fait → l’homme s’est imposé comme supérieur</text:p>
      <text:p text:style-name="P27"/>
      <text:p text:style-name="P27">2) Remplacer des parties humaines par des parties techniques</text:p>
      <text:p text:style-name="P27">→ idée de maximiser les performances.</text:p>
      <text:h text:style-name="P55" text:outline-level="1">III les cultures constituent des « techniques du corps »</text:h>
      <text:p text:style-name="P14"/>
      <text:list xml:id="list3678210531" text:style-name="L12">
        <text:list-item>
          <text:p text:style-name="P74">Contexte → Ce concept permet de s’opposer aussi bien à l’idée d’une nature humaine idéale qu’à l’idée d’un idéal technique</text:p>
        </text:list-item>
      </text:list>
      <text:h text:style-name="P61" text:outline-level="2">A l’anthropologie, un nouveau regard sur la culture considérée comme « technique des corps »</text:h>
      <text:p text:style-name="P8">Marcel Mauss. Les techniques des c<text:span text:style-name="T47">o</text:span>rps ; 1934</text:p>
      <text:p text:style-name="P14"/>
      <text:list xml:id="list4293792343" text:style-name="L13">
        <text:list-item>
          <text:p text:style-name="P75">Le terme « technique » ne désigne pas uniquement la création d’outil pour agir de manière efficace et utile sur la matière</text:p>
          <text:p text:style-name="P75"/>
        </text:list-item>
        <text:list-item>
          <text:p text:style-name="P106"><text:span text:style-name="T23">Selon Marcel Mauss, la technique désigne un « acte tra</text:span><text:span text:style-name="T21">d</text:span><text:span text:style-name="T23">i</text:span><text:span text:style-name="T21">t</text:span><text:span text:style-name="T23">ionnel  et efficace» faisant d’objet d’une transmission</text:span></text:p>
          <text:p text:style-name="P75"/>
        </text:list-item>
        <text:list-item>
          <text:p text:style-name="P106"><text:span text:style-name="T23">Il forge le concept « d’homme total » pour montrer que les techniques des corps sont au croisement de la biologie, de la </text:span><text:span text:style-name="T24">s</text:span><text:span text:style-name="T23">o</text:span><text:span text:style-name="T24">c</text:span><text:span text:style-name="T23">iologie et de la psychologie</text:span></text:p>
          <text:p text:style-name="P75"/>
        </text:list-item>
      </text:list>
      <text:list xml:id="list1767508694" text:style-name="L14">
        <text:list-item>
          <text:p text:style-name="P107"><text:span text:style-name="T23">« h</text:span><text:span text:style-name="T24">a</text:span><text:span text:style-name="T23">bitus » = notion pour désigner une technique faisant l’objet d’une répetition</text:span></text:p>
          <text:p text:style-name="P76"/>
        </text:list-item>
        <text:list-item>
          <text:p text:style-name="P76">Les techniques du corps sont toutes Relatives, elles varient selon les sexe, les âges, les cultures, etc</text:p>
          <text:p text:style-name="P76"/>
        </text:list-item>
        <text:list-item>
          <text:p text:style-name="P108">repères : absolu = ce qui existe de manière intangible (relatif= ce qui existe toujours en fonction d’un contexte)</text:p>
          <text:p text:style-name="P76"/>
        </text:list-item>
      </text:list>
      <text:h text:style-name="P61" text:outline-level="2"><text:span text:style-name="T42">B</text:span><text:span text:style-name="T75"> </text:span>Le mythe d’une nature humaine</text:h>
      <text:p text:style-name="P45"><text:span text:style-name="T20">T</text:span><text:span text:style-name="T19">exte 5 Merleau-Ponty</text:span></text:p>
      <text:p text:style-name="P66"/>
      <text:list xml:id="list3279030540" text:style-name="L15">
        <text:list-item>
          <text:p text:style-name="P77">L’usage du corps est « transcendant » au biologique</text:p>
          <text:p text:style-name="P78">(repères : immanent/ transcendant) Il faut comprendre par là que la manière dont nous utilisons notre corps déborde c<text:span text:style-name="T46">e qui est intime au biologique</text:span></text:p>
          <text:p text:style-name="P78"/>
        </text:list-item>
      </text:list>
      <text:list xml:id="list1147389407" text:style-name="L16">
        <text:list-item>
          <text:p text:style-name="P109">immanent=interne</text:p>
          <text:p text:style-name="P109"/>
        </text:list-item>
        <text:list-item>
          <text:p text:style-name="P109">Transcendant= externe</text:p>
        </text:list-item>
      </text:list>
      <text:p text:style-name="P38"/>
      <text:p text:style-name="P1"/>
      <text:p text:style-name="Title"/>
      <text:p text:style-name="P30">Séquen<text:span text:style-name="T58">ce 4 qu’elle es</text:span>t la valeur de l’art</text:p>
      <text:h text:style-name="P54" text:outline-level="1">I l’art est t-il une imitation mensongère et dangereuse</text:h>
      <text:h text:style-name="P61" text:outline-level="2">A l’art est une imitation (mimesis)</text:h>
      <text:p text:style-name="P18">Texte 1, Platon, la République, Livre IX</text:p>
      <text:p text:style-name="P13"/>
      <text:list xml:id="list4241234325" text:style-name="L17">
        <text:list-item>
          <text:p text:style-name="P79">Pour Platon, le lit le plus véritable est l’idée abstraite du lit. Il s’agit de l’Idée du lit accessible à la RAISON.</text:p>
          <text:p text:style-name="P79"/>
        </text:list-item>
        <text:list-item>
          <text:p text:style-name="P120"><text:span text:style-name="T27">Ensuite, l’artisan imite l’Idée du lit et le construit à pa</text:span><text:span text:style-name="T28">r</text:span><text:span text:style-name="T27">tir de ce modèle.</text:span></text:p>
          <text:p text:style-name="P79"/>
        </text:list-item>
        <text:list-item>
          <text:p text:style-name="P79">Enfin, le peintre imite le lit particulier et matériel crée par l’artisan pour faire sa peinture. Ainsi, ce lit en peinture est l’imitation d’une imitation. C’est le lit le moins véritable, “le moins proche de l’être”, car sa production repose sur l’imitation de choses sensibles grâce aux sens et sans l’intervention de LA RAISON.</text:p>
          <text:p text:style-name="P79"/>
        </text:list-item>
        <text:list-item>
          <text:p text:style-name="P80">Pour PLATON, c’est la RAISON qui nous permet d’accéder à la vérité.</text:p>
          <text:p text:style-name="P80"/>
        </text:list-item>
      </text:list>
      <text:p text:style-name="P110">BILAN: l’art, chez Platon, a le statut de “mimesis”, c’est-à-dire d’une imitation (potentiellement mensongère)</text:p>
      <text:p text:style-name="P13"/>
      <text:h text:style-name="P61" text:outline-level="2">B. L’art peut donc représenter un danger politique et moral</text:h>
      <text:list xml:id="list3434522059" text:style-name="L18">
        <text:list-item>
          <text:p text:style-name="P121"><text:span text:style-name="T21">Plus tôt dans la république, </text:span><text:span text:style-name="T25">Socrate</text:span><text:span text:style-name="T21"> dénonce les mensonges des poésies d’Homère à propos des Dieux. Il dénonce l’image mensongère des Dieux (ex : Dieux réalisant des crimes / agissant de manière immorale, etc). Ainsi, l’art, représente un danger moral et politique majeur. (Rappel : Platon se demande quelle est la meilleure constitution pour une cité idéale). </text:span><text:span text:style-name="T22">Ainsi, les créations poétiques, doivent, selon Platon, être encadrées par des lois (lien avec la RAISON)</text:span></text:p>
        </text:list-item>
      </text:list>
      <text:h text:style-name="P61" text:outline-level="2">C. <text:span text:style-name="T49">L’</text:span>art est une mimemis / imitation de la nature pouvant avoir des vertus morale et éducatives</text:h>
      <text:list xml:id="list3902876360" text:style-name="L19">
        <text:list-item>
          <text:p text:style-name="P81">Aristote, dans la Poétique, s’oppose aux idées de Socrate dans La République.</text:p>
          <text:p text:style-name="P81"/>
        </text:list-item>
        <text:list-item>
          <text:p text:style-name="P122"><text:span text:style-name="T26">Tout d’abord, au chapitre 6, il forge le concept de « </text:span><text:span text:style-name="T50">catharsis </text:span><text:span text:style-name="T26">» qui signifie « purgation des passions ». Socrate pense que la contemplation dans l’art d’émotions violences peut nous libérer de ces émotions. Il s’oppose au fait qu’on imite la violence.</text:span></text:p>
          <text:p text:style-name="P81"/>
        </text:list-item>
        <text:list-item>
          <text:p text:style-name="P82">Ensuite, au chapitre 4, il défend l’idée que l’art imite la nature et que la contemplation de l’art favorise l’apprentissage car on identifie des éléments présents dans la nature.</text:p>
        </text:list-item>
      </text:list>
      <text:h text:style-name="P63" text:outline-level="2">D. « La nature imite l’art », Oscar Wilde</text:h>
      <text:p text:style-name="Text_20_body"><text:span text:style-name="T37">T</text:span><text:span text:style-name="T38">exte 2 oscar wilde « le declin du mensonge »</text:span></text:p>
      <text:list xml:id="list2755969964" text:style-name="L20">
        <text:list-item>
          <text:p text:style-name="P83">contexte : l’art pour l’art</text:p>
          <text:p text:style-name="P83"/>
        </text:list-item>
      </text:list>
      <text:list xml:id="list4268587270" text:style-name="L21">
        <text:list-item>
          <text:p text:style-name="P84">Oscar Wilde, dans ce dialogue fictionnel , prend une posture provoquante et reprend la citation d’Aristote en la détournant sur un ton provoquant pour soutenir l’argument opposé</text:p>
          <text:p text:style-name="P84"/>
        </text:list-item>
      </text:list>
      <text:list xml:id="list2781557077" text:style-name="L22">
        <text:list-item>
          <text:p text:style-name="P85">Le personnage « Virian » dit que la nature est le fruit d’une représentation, et que nos représentations sont guidées et mues par l’art. Ainsi «  la nature imite l’art » → <text:s/>exemple du brouillard à Londres qui « n’existe » pas avant Turner.</text:p>
          <text:p text:style-name="P85">Nous pouvons comprendre par là que l’art crée des concepts qui changent notre manière de voir le monde.</text:p>
          <text:p text:style-name="P85"/>
        </text:list-item>
      </text:list>
      <text:p text:style-name="P9">Exemple d’oeuvre de <text:span text:style-name="T56">W</text:span>illiam Turner : « <text:span text:style-name="T57">L</text:span>ever de soleil dans la brume. »</text:p>
      <text:p text:style-name="P17"/>
      <text:p text:style-name="P17">Transistion :</text:p>
      <text:list xml:id="list1646751003" text:style-name="L23">
        <text:list-item>
          <text:p text:style-name="P86">L’art peut être considéré comme une imitation (mimesis) au sens où elle prend pour modèle la nature. Néanmoins, nous avons vu que la ‘nature » était elle-même une représentation influencée par nos représentations culturelles et artistiques.</text:p>
        </text:list-item>
      </text:list>
      <text:p text:style-name="P17"/>
      <text:list xml:id="list3315398981" text:style-name="L24">
        <text:list-item>
          <text:p text:style-name="P87">Ainsi, si l’art a le pouvoir d’influencer nos représentations, il convient d’examiner en quoi il n’est pas qu’une imitation. Il convient ainsi d’interroger dans une seconde partie, le pouvoir créateur de l’art.</text:p>
        </text:list-item>
      </text:list>
      <text:p text:style-name="P17"/>
      <text:h text:style-name="P50" text:outline-level="1"><text:span text:style-name="T33">II </text:span><text:span text:style-name="T16">L’art conçu comme création:comment penser l’art comme une création et pas seulement une imitation ?</text:span></text:h>
      <text:p text:style-name="P89">→ Utilisation des repères subjectif / objectif pour penser le passage de l’art comme imitation d’un objet à une création subjective par un sujet : l’artiste.</text:p>
      <text:p text:style-name="P34">Point histoire de l’art:</text:p>
      <text:list xml:id="list1503806736" text:style-name="L25">
        <text:list-item>
          <text:p text:style-name="P123"><text:span text:style-name="T63">Progressivement à partir de la Renaissance jusqu’au 18 ème </text:span><text:span text:style-name="T68">→ distinction progressive entre art et artisanat + utilisation de la nation de génie pour désigner l’inspiration subjective de l’artiste</text:span></text:p>
          <text:p text:style-name="P123"/>
        </text:list-item>
        <text:list-item>
          <text:p text:style-name="P124">La Renaissance commence au Xème siècle et se termine au début du XVIème. Il y a des différences selon les pays en Europe</text:p>
          <text:p text:style-name="P123"/>
        </text:list-item>
        <text:list-item>
          <text:p text:style-name="P112">Humanisme = mouvement de la Renaissance qui place la personne humaine et son épanouissement au-dessus de toutes les autres valeurs.</text:p>
        </text:list-item>
      </text:list>
      <text:p text:style-name="P113"/>
      <text:list xml:id="list231552150461878" text:continue-numbering="true" text:style-name="L25">
        <text:list-item>
          <text:p text:style-name="P124">l’artiste revient au premier plan. Avant, les peintres sont souvent anonymes et peignent dans des ateliers collectifs pour des maîtres.</text:p>
        </text:list-item>
      </text:list>
      <text:p text:style-name="P47"/>
      <text:p text:style-name="P129">Un exemple de l’émergence de la personnalité subjective de l’artiste qui se distingue de l’artisan alors même que les tableaux ne sont toujours pas signés:</text:p>
      <text:list xml:id="list2833485534" text:style-name="L26">
        <text:list-item>
          <text:p text:style-name="P115">Le Caravage (peintre italien vivant entre 1571 et 1610</text:p>
        </text:list-item>
      </text:list>
      <text:p text:style-name="P33"/>
      <text:p text:style-name="P46"><text:span text:style-name="T67">E</text:span>xemple d’oeuvre:</text:p>
      <text:list xml:id="list4129813097" text:style-name="L27">
        <text:list-item>
          <text:p text:style-name="P114">L’incrédulité de saint Thomas (Le Caravage) 1603 Palais de Sanssouci Potsdam.</text:p>
        </text:list-item>
      </text:list>
      <text:p text:style-name="P48"/>
      <text:p text:style-name="P130">Contexte :</text:p>
      <text:list xml:id="list4025611974" text:style-name="L28">
        <text:list-item>
          <text:p text:style-name="P125">Selon L’Evangile Jean, Thomas est le seul apôtre n’ayant pas vu le retour du Christ ressuscité. Il doute donc que l’homme en face de lui soit Jésus crucifié et meurtri. Jésus lui dit : “Mets ici ton doigt, et regarde mes mains, approche aussi ta main, et mets la dans mon côté”. (lien religion/ vérité)</text:p>
        </text:list-item>
      </text:list>
      <text:h text:style-name="P59" text:outline-level="1">A. De l’imitation à la création: la reconnaissance du génie</text:h>
      <text:list xml:id="list4038630632" text:style-name="L29">
        <text:list-item>
          <text:p text:style-name="P126">Pour qu’il y ait art (et pas simplement artisanat), il faut reconnaître la création et comprendre pourquoi l’art n’est pas seulement de l’imitation (même si elle prend parfois pour modèles des objets du monde).</text:p>
          <text:p text:style-name="P131"/>
        </text:list-item>
      </text:list>
      <text:p text:style-name="P43">Texte 3 – Critique de la faculté de juger de Kant paragraphe 46</text:p>
      <text:p text:style-name="P43"/>
      <text:list xml:id="list1523069626" text:style-name="L30">
        <text:list-item>
          <text:p text:style-name="P127">Les productions du goût sont “exemplaires” <text:s/>→ l’art n’est pas une imitation, car l’artiste crée les règles à partir desquelles on juge les oeuvres d’art.</text:p>
          <text:p text:style-name="P127">→ Zoom sur la notion de génie → les “favoris de la nature “ paragraphe 46 à 50 Critique de la faculté de juger (LIEN ART/ NATURE)</text:p>
          <text:p text:style-name="P132"/>
        </text:list-item>
        <text:list-item>
          <text:p text:style-name="P128">=génie=talent naturel qui donne ses règles à l’art (→ autonomie de l’art par rapport à la nature, mais capacité à recréer le sentiment d’une finalité qu’on pense observer dans la nature; c’est donc comme si le génie disposait de la puissance créatrice de la nature elle-même). → LIEN ART/ NATURE</text:p>
        </text:list-item>
      </text:list>
      <text:p text:style-name="P40"><text:span text:style-name="T41">Citation à retenir:</text:span><text:span text:style-name="T68"> “Le génie est le talent (le don naturel) qui permet de donner à l’art ses règles” paragraphe 46 de la critique de la faculté de juger.</text:span></text:p>
      <text:h text:style-name="P60" text:outline-level="1">B. Quelles sont les sources d’inspitation du génie artistique ?</text:h>
      <text:list xml:id="list1921748542" text:style-name="L31">
        <text:list-item>
          <text:p text:style-name="P133"><text:span text:style-name="T2">Oeuvre, Nietzsche, La naissance de la tragédie</text:span><text:span text:style-name="T69"> → figure d’Apollon (perfection/ beauté) et de Dionysos (ivresse) à l’origine de la création. Préférence progressive de Nietzsche pour une source: l’ivresse (plutôt que la beauté ou la perfection), l’ivresse constitue, selon lui une acceptation de la souffrance et du tragique de la vie.</text:span></text:p>
          <text:p text:style-name="P133"/>
        </text:list-item>
        <text:list-item>
          <text:p text:style-name="P134">Polémique avec un courant artistique : le romantisme → critique de Schopenhauer et de Wagner, qu’il critique dans le Gai Savoir paragraphe 370 (Contexte doctrinal → pour Schopenhauer, l’art permet d’échapper à la souffrance (LIEN ART-BONHEUR), car il permet d’échapper au “torrent du vouloir” (cf. Le “pendule” vu dans le cours sur la séquence 1 sur inconscient et bonheur) vs pour Nietzsche, il s’agit d’accepter la souffrance de la vie.</text:p>
        </text:list-item>
      </text:list>
      <text:h text:style-name="P59" text:outline-level="1">C. La distinction nécessaire entre la création et la causalité</text:h>
      <text:list xml:id="list1159448504" text:style-name="L32">
        <text:list-item>
          <text:p text:style-name="P117">Création = processus par lequel un individu produit quelque chose de nouveau, original ou unique qui n’existait pas auparavant.</text:p>
          <text:p text:style-name="P116"/>
        </text:list-item>
        <text:list-item>
          <text:p text:style-name="P118"><text:span text:style-name="T69">Causalité = relation selon laquelle un phénomène (la cause) est respons</text:span><text:span text:style-name="T70">a</text:span><text:span text:style-name="T69">ble de l’apparation d’un autre phénomène (l’effet). Cela implique une connexion nécessaire et déterminée entre les deux éléments. (cause = repère du programme)</text:span></text:p>
          <text:p text:style-name="P118"/>
        </text:list-item>
        <text:list-item>
          <text:p text:style-name="P135">Or, si on veut penser l’art comme une création, l’art doit nécessairement échapper au déterminisme et aux lois nécessaires propre à la causalité sans quoi on ne peut penser la nouveauté en art.</text:p>
        </text:list-item>
      </text:list>
      <text:h text:style-name="P51" text:outline-level="1"/>
      <text:h text:style-name="P52" text:outline-level="1">Ainsi, pour faire droit à la valeur créatrice de l’art, l’art doit être le fruit d’un état de conscience qui échappe à la causalité → la durée chez Bergson (cf. Séquence 2 sur le TEMPS)</text:h>
      <text:list xml:id="list2453164186" text:style-name="L33">
        <text:list-item>
          <text:p text:style-name="P137"><text:span text:style-name="T69">Bergson, </text:span><text:span text:style-name="T53">L’essai sur les données immédiates de la conscience</text:span><text:span text:style-name="T69"> → s’interroge sur la nécessité de penser l’art comme une création → l’artiste ne peut prévoir son oeuvre à l’avance, c’est ce qui le distingue de l’artisan (LIEN ENTRE LART AVEC LA CONSCIENCE &amp; LE TEMPS &amp; LA LIBERTE)</text:span></text:p>
        </text:list-item>
      </text:list>
      <text:p text:style-name="P32"/>
      <text:list xml:id="list231552627481343" text:continue-numbering="true" text:style-name="L33">
        <text:list-item>
          <text:p text:style-name="P137"><text:span text:style-name="T72">P</text:span><text:span text:style-name="T69">roximité entre philosophie de Bergson et l’impressionnisme → MONET et la cathédrale de Rouen → on peut dire que Monet, dans sa série, capture la “durée de la cathédrale en la restituant dans son mouvement et non de m</text:span><text:span text:style-name="T71">a</text:span><text:span text:style-name="T69">nière objective et figée.</text:span></text:p>
          <text:p text:style-name="P137"/>
        </text:list-item>
        <text:list-item>
          <text:p text:style-name="P136">Impressionnisme = mouvement artistique qui se développe en France dans la seconde moitié du XIXème. Ce mouvement se caractérise par une volonté de capturer les impressions fugitives de la lumière et de la couleur, plutôt que de reproduire une scène de manière réaliste ou exacte.</text:p>
          <text:p text:style-name="P137"/>
        </text:list-item>
        <text:list-item>
          <text:p text:style-name="P136">L’impressionnisme de Monet, dans sa série sur la Cathédrale de Rouen, nous permet d’identifier la part de création du peintre. En effet, Monet ne se contente pas de peindre la cathédrale de manière objective, selon la stricte nécessité de la représentation visuelle qu’il en a, mais en tentant de capturer toute l’atmosphère qui l’entoure à différents moments, dans la durée authentique du spectateur / du peintre.</text:p>
        </text:list-item>
      </text:list>
      <text:h text:style-name="P53" text:outline-level="1">Bergson soutient un autre argument: l’art dévoile la réalité.</text:h>
      <text:p text:style-name="P44">Texte 4: Berson, Le rire, “Quel est l’objet de l’art?”</text:p>
      <text:p text:style-name="P44"/>
      <text:list xml:id="list1207380282" text:style-name="L34">
        <text:list-item>
          <text:p text:style-name="P138"><text:span text:style-name="T72">L</text:span><text:span text:style-name="T54">’art dévoile le réel à la conscience en partie inaccessible à cause des impératifs de l’action. Le monde, ainsi que notre propre individualité, échappent habituellement à notre conscience. </text:span></text:p>
          <text:p text:style-name="P138"/>
        </text:list-item>
        <text:list-item>
          <text:p text:style-name="P139">L’art, selon Bergson, permet « d’endormir » les puissances qui nous masquent la réalité en nous donnant un accès conjoint à notre individualité et à la réalité elle-même.</text:p>
          <text:p text:style-name="P138"/>
        </text:list-item>
      </text:list>
      <text:p text:style-name="P119">BILAN: La philosophie de Bergson permet de penser non seulement l’art comme création mais aussi de concevoir la contemplation artistique comme une modalité de la conscience, c’est-à-dire, comme une disposition accessible aussi au SPECTATEUR. Le tempérament artistique est celui qui arrive à contempler le monde avec “le voile” le plus fin possible.</text:p>
      <text:p text:style-name="P31">LIEN ART/ CONSCIENCE</text:p>
      <text:p text:style-name="P31"/>
      <text:p text:style-name="P31">Transition: </text:p>
      <text:list xml:id="list1333482956" text:style-name="L35">
        <text:list-item>
          <text:p text:style-name="P90">Si l’art est avant tout une création propre à l’artiste qui s’affranchit d’un lien nécessaire à son modèle, quel est le critère pour juger l’art ? Et si c’est l’art qui nous dévoile le réel qui ne peut plus lui servir de modèle préalable, comment en déterminer la valeur, cette fois-ci à titre de jugement ?</text:p>
        </text:list-item>
      </text:list>
      <text:h text:style-name="P58" text:outline-level="1"><text:span text:style-name="T3">III Com</text:span><text:span text:style-name="T12">m</text:span><text:span text:style-name="T3">ent juger l’art s’il n’a plus la réalité / la nature pour étalon : </text:span><text:span text:style-name="T13">le problème du goût</text:span></text:h>
      <text:h text:style-name="P61" text:outline-level="2">A. la polémique de la valeur de l’art contemporain et moderne</text:h>
      <text:list xml:id="list1150331745" text:style-name="L36">
        <text:list-item>
          <text:p text:style-name="P111">Art moderne = expression qui désigne les courants artistiques développés entre la fin du XIXe siècle et le milieu du XXe siècle. Ces courants rompent avec les traditions artistiques établies et explorent de nouvelles formes et techniques. Il y a rupture totale avec les conventions classiques et traditionnelles.</text:p>
        </text:list-item>
      </text:list>
      <text:p text:style-name="P39"/>
      <text:list xml:id="list231551250197517" text:continue-numbering="true" text:style-name="L36">
        <text:list-item>
          <text:p text:style-name="P111">Art contemporain = désigne généralement l’art produit depuis la fin de la Seconde Guerre mondiale jusqu’à aujourd’hui. → fait l’objet d’une spéculation financière considérable</text:p>
        </text:list-item>
      </text:list>
      <text:h text:style-name="P61" text:outline-level="2">B. Le constat de la diversité des goûts</text:h>
      <text:p text:style-name="P16"><text:span text:style-name="T73">T</text:span>exte 5 : David Hume, « de la norme du goût », Essais esthétiques</text:p>
      <text:p text:style-name="P16"/>
      <text:list xml:id="list924630929" text:style-name="L37">
        <text:list-item>
          <text:p text:style-name="P140"><text:span text:style-name="T31">Contexte : empirisme = toutes les connaissances (scientifiques, morales ou esthétique) proviennent de l’expérience. Il n’y a pas de «beau » que l’on pourrait démontrer </text:span><text:span text:style-name="T52">a priori. (repères a priori / a posteriori) →</text:span><text:span text:style-name="T31"> Hume critique à la fois Platon (et en même temps les rationalistes comme Descartes) → </text:span><text:span text:style-name="T52">le beau n’est pas absolu mais relatif (repères).</text:span></text:p>
          <text:p text:style-name="P141"/>
        </text:list-item>
        <text:list-item>
          <text:p text:style-name="P91">Dans les Essais esthétiques, Hume fait le constat de la diversité des jugements de goût. Même si il peut y avoir concorde sur des valeurs générales (dans le langage), plus on va dans le détail du jugement, plus les goûts divergent.</text:p>
          <text:p text:style-name="P91"/>
        </text:list-item>
      </text:list>
      <text:p text:style-name="P15"><text:span text:style-name="T3">ATTENTION :</text:span> Dans cet extrait Hume n’affirme pas que l’examen du détail en matière de goût peut conduire à une réconciliation. C’est seulement dans le domaine de l’opinion et de la science qu’on se rend compte que, malgré des désaccords sur des généralités, on fait souvent le constat d’une réconciliation à propos des détails. Dans cet extrait, Hume distingue formellement <text:span text:style-name="T3">le goût qui est affaire de sentiment</text:span> du domaine de la science et de l’opinion.</text:p>
      <text:p text:style-name="P15"/>
      <text:list xml:id="list2699079384" text:style-name="L38">
        <text:list-item>
          <text:p text:style-name="P92">Est-ce que cela veut dire que tous les goûts ont la même valeur pour Hume ? Non, car l’expérience de la diversité conduit à apprendre différentes nuances et à connaître les règles empiriques permettant d’émettre un jugement de goût. Il peut y avoir un raffinement de son jugement.</text:p>
          <text:p text:style-name="P92"/>
        </text:list-item>
      </text:list>
      <text:list xml:id="list2009118960" text:style-name="L39">
        <text:list-item>
          <text:p text:style-name="P142"><text:span text:style-name="T9">-</text:span><text:span text:style-name="T11">F</text:span><text:span text:style-name="T9">ondement des règles = EXPERIENCE</text:span><text:span text:style-name="T29"> (ce fondement dans l’experience explique les divergenc</text:span><text:span text:style-name="T32">es)</text:span></text:p>
        </text:list-item>
        <text:list-item>
          <text:p text:style-name="P142"><text:span text:style-name="T9">-</text:span><text:span text:style-name="T11">L</text:span><text:span text:style-name="T9">e génie pour Hume</text:span><text:span text:style-name="T29"> est celui dont l’oeuvre dure (possibilité d’un consensus </text:span><text:span text:style-name="T51">de fait et non de droit (repères)/ a posteriori et jamais a priori</text:span></text:p>
        </text:list-item>
        <text:list-item>
          <text:p text:style-name="P142"><text:span text:style-name="T29">→ </text:span><text:span text:style-name="T55">EXEMPLE DE SANCHO</text:span><text:span text:style-name="T29"> dans DON </text:span><text:span text:style-name="T30">Q</text:span><text:span text:style-name="T29">UICHOTTE → anecdote du vin → </text:span><text:span text:style-name="T9">notion de délicatesse (domaine mo</text:span><text:span text:style-name="T10">ra</text:span><text:span text:style-name="T9">l = capacité de percevoir avec finesse et précision les nuances des émotions humaines et des plaisirs sensibles).</text:span></text:p>
          <text:p text:style-name="P143"/>
        </text:list-item>
        <text:list-item>
          <text:p text:style-name="P93"><text:span text:style-name="T74">L</text:span>e goût se travaille, s’affine → il faut faire attention aux préjugé (provenance=humeurs et mœurs) → le délicatesse s’acquiert par la pratique, il faut savoir relativiser, comparer, etc.</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officeooo:rsid="00195d8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0000" loext:opacity="100%" fo:font-size="115%" fo:font-weight="bold" fo:background-color="transparent" style:font-size-asian="115%" style:font-weight-asian="bold" style:font-size-complex="115%"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8T13:15:13.078000000</meta:creation-date>
    <meta:generator>LibreOffice/7.2.4.1$Windows_X86_64 LibreOffice_project/27d75539669ac387bb498e35313b970b7fe9c4f9</meta:generator>
    <dc:date>2025-01-04T23:15:50.503000000</dc:date>
    <meta:editing-duration>PT23H20S</meta:editing-duration>
    <meta:editing-cycles>94</meta:editing-cycles>
    <meta:print-date>2025-01-04T18:01:04.066000000</meta:print-date>
    <meta:document-statistic meta:table-count="0" meta:image-count="0" meta:object-count="0" meta:page-count="13" meta:paragraph-count="222" meta:word-count="4359" meta:character-count="25450" meta:non-whitespace-character-count="21383"/>
  </office:meta>
</office:document-meta>
</file>